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0.911in"/>
    </style:style>
    <style:style style:name="co6" style:family="table-column">
      <style:table-column-properties fo:break-before="auto" style:column-width="0.3535in"/>
    </style:style>
    <style:style style:name="co7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ce3"/>
        <table:table-column table:style-name="co6" table:number-columns-repeated="8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New-cuda-lightspmv-pr</text:p>
          </table:table-cell>
          <table:covered-table-cell table:number-columns-repeated="4"/>
          <table:table-cell/>
          <table:table-cell table:style-name="ce2" office:value-type="string" calcext:value-type="string" table:number-columns-spanned="11" table:number-rows-spanned="1">
            <text:p>new-cuda-lightspmv-pr-2gpus</text:p>
          </table:table-cell>
          <table:covered-table-cell table:number-columns-repeated="10"/>
          <table:table-cell table:number-columns-repeated="2"/>
          <table:table-cell table:style-name="ce4" office:value-type="string" calcext:value-type="string">
            <text:p>Cuda-lightspmv-pr</text:p>
          </table:table-cell>
          <table:table-cell/>
          <table:table-cell table:style-name="ce4" office:value-type="string" calcext:value-type="string">
            <text:p>Cuda-lightspmv-pr-2gpu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2 stream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2 stream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4 streamas</text:p>
          </table:table-cell>
          <table:covered-table-cell table:number-columns-repeated="4"/>
          <table:table-cell table:number-columns-repeated="2"/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as-735.bin</text:p>
          </table:table-cell>
          <table:table-cell office:value-type="float" office:value="0.013388" calcext:value-type="float">
            <text:p>0.013388</text:p>
          </table:table-cell>
          <table:table-cell office:value-type="float" office:value="0.022628" calcext:value-type="float">
            <text:p>0.022628</text:p>
          </table:table-cell>
          <table:table-cell office:value-type="float" office:value="0.037374" calcext:value-type="float">
            <text:p>0.037374</text:p>
          </table:table-cell>
          <table:table-cell office:value-type="float" office:value="0.062791" calcext:value-type="float">
            <text:p>0.062791</text:p>
          </table:table-cell>
          <table:table-cell office:value-type="float" office:value="0.112782" calcext:value-type="float">
            <text:p>0.112782</text:p>
          </table:table-cell>
          <table:table-cell/>
          <table:table-cell office:value-type="float" office:value="0.024739" calcext:value-type="float">
            <text:p>0.024739</text:p>
          </table:table-cell>
          <table:table-cell office:value-type="float" office:value="0.029514" calcext:value-type="float">
            <text:p>0.029514</text:p>
          </table:table-cell>
          <table:table-cell office:value-type="float" office:value="0.059507" calcext:value-type="float">
            <text:p>0.059507</text:p>
          </table:table-cell>
          <table:table-cell office:value-type="float" office:value="0.097469" calcext:value-type="float">
            <text:p>0.097469</text:p>
          </table:table-cell>
          <table:table-cell office:value-type="float" office:value="0.162618" calcext:value-type="float">
            <text:p>0.162618</text:p>
          </table:table-cell>
          <table:table-cell/>
          <table:table-cell office:value-type="float" office:value="0.023038" calcext:value-type="float">
            <text:p>0.023038</text:p>
          </table:table-cell>
          <table:table-cell office:value-type="float" office:value="0.031384" calcext:value-type="float">
            <text:p>0.031384</text:p>
          </table:table-cell>
          <table:table-cell office:value-type="float" office:value="0.046849" calcext:value-type="float">
            <text:p>0.046849</text:p>
          </table:table-cell>
          <table:table-cell office:value-type="float" office:value="0.092905" calcext:value-type="float">
            <text:p>0.092905</text:p>
          </table:table-cell>
          <table:table-cell office:value-type="float" office:value="0.181177" calcext:value-type="float">
            <text:p>0.181177</text:p>
          </table:table-cell>
          <table:table-cell table:number-columns-repeated="2"/>
          <table:table-cell office:value-type="float" office:value="0.008552" calcext:value-type="float">
            <text:p>0.008552</text:p>
          </table:table-cell>
          <table:table-cell/>
          <table:table-cell office:value-type="float" office:value="0.007524" calcext:value-type="float">
            <text:p>0.007524</text:p>
          </table:table-cell>
          <table:table-cell/>
          <table:table-cell table:formula="of:=[.B4]/[.U4]" office:value-type="float" office:value="1.56548175865295" calcext:value-type="float">
            <text:p>1.5654817587</text:p>
          </table:table-cell>
        </table:table-row>
        <table:table-row table:style-name="ro1">
          <table:table-cell office:value-type="string" calcext:value-type="string">
            <text:p>com-dblp.ungraph.bin</text:p>
          </table:table-cell>
          <table:table-cell office:value-type="float" office:value="0.026052" calcext:value-type="float">
            <text:p>0.026052</text:p>
          </table:table-cell>
          <table:table-cell office:value-type="float" office:value="0.031486" calcext:value-type="float">
            <text:p>0.031486</text:p>
          </table:table-cell>
          <table:table-cell office:value-type="float" office:value="0.044226" calcext:value-type="float">
            <text:p>0.044226</text:p>
          </table:table-cell>
          <table:table-cell office:value-type="float" office:value="0.074752" calcext:value-type="float">
            <text:p>0.074752</text:p>
          </table:table-cell>
          <table:table-cell office:value-type="float" office:value="0.132315" calcext:value-type="float">
            <text:p>0.132315</text:p>
          </table:table-cell>
          <table:table-cell/>
          <table:table-cell office:value-type="float" office:value="0.029029" calcext:value-type="float">
            <text:p>0.029029</text:p>
          </table:table-cell>
          <table:table-cell office:value-type="float" office:value="0.04388" calcext:value-type="float">
            <text:p>0.04388</text:p>
          </table:table-cell>
          <table:table-cell office:value-type="float" office:value="0.062465" calcext:value-type="float">
            <text:p>0.062465</text:p>
          </table:table-cell>
          <table:table-cell office:value-type="float" office:value="0.12876" calcext:value-type="float">
            <text:p>0.12876</text:p>
          </table:table-cell>
          <table:table-cell office:value-type="float" office:value="0.224718" calcext:value-type="float">
            <text:p>0.224718</text:p>
          </table:table-cell>
          <table:table-cell/>
          <table:table-cell office:value-type="float" office:value="0.03226" calcext:value-type="float">
            <text:p>0.03226</text:p>
          </table:table-cell>
          <table:table-cell office:value-type="float" office:value="0.042084" calcext:value-type="float">
            <text:p>0.042084</text:p>
          </table:table-cell>
          <table:table-cell office:value-type="float" office:value="0.05466" calcext:value-type="float">
            <text:p>0.05466</text:p>
          </table:table-cell>
          <table:table-cell office:value-type="float" office:value="0.097458" calcext:value-type="float">
            <text:p>0.097458</text:p>
          </table:table-cell>
          <table:table-cell office:value-type="float" office:value="0.239946" calcext:value-type="float">
            <text:p>0.239946</text:p>
          </table:table-cell>
          <table:table-cell table:number-columns-repeated="2"/>
          <table:table-cell office:value-type="float" office:value="0.021827" calcext:value-type="float">
            <text:p>0.021827</text:p>
          </table:table-cell>
          <table:table-cell/>
          <table:table-cell office:value-type="float" office:value="0.018757" calcext:value-type="float">
            <text:p>0.018757</text:p>
          </table:table-cell>
          <table:table-cell/>
          <table:table-cell table:formula="of:=[.B5]/[.U5]" office:value-type="float" office:value="1.19356759976176" calcext:value-type="float">
            <text:p>1.1935675998</text:p>
          </table:table-cell>
        </table:table-row>
        <table:table-row table:style-name="ro1">
          <table:table-cell office:value-type="string" calcext:value-type="string">
            <text:p>soc-LiveJournal1.bin</text:p>
          </table:table-cell>
          <table:table-cell office:value-type="float" office:value="1.01846" calcext:value-type="float">
            <text:p>1.01846</text:p>
          </table:table-cell>
          <table:table-cell office:value-type="float" office:value="1.02349" calcext:value-type="float">
            <text:p>1.02349</text:p>
          </table:table-cell>
          <table:table-cell office:value-type="float" office:value="1.03071" calcext:value-type="float">
            <text:p>1.03071</text:p>
          </table:table-cell>
          <table:table-cell office:value-type="float" office:value="1.02573" calcext:value-type="float">
            <text:p>1.02573</text:p>
          </table:table-cell>
          <table:table-cell office:value-type="float" office:value="1.1129" calcext:value-type="float">
            <text:p>1.1129</text:p>
          </table:table-cell>
          <table:table-cell/>
          <table:table-cell office:value-type="float" office:value="0.717898" calcext:value-type="float">
            <text:p>0.717898</text:p>
          </table:table-cell>
          <table:table-cell office:value-type="float" office:value="0.646529" calcext:value-type="float">
            <text:p>0.646529</text:p>
          </table:table-cell>
          <table:table-cell office:value-type="float" office:value="0.603992" calcext:value-type="float">
            <text:p>0.603992</text:p>
          </table:table-cell>
          <table:table-cell office:value-type="float" office:value="0.634955" calcext:value-type="float">
            <text:p>0.634955</text:p>
          </table:table-cell>
          <table:table-cell office:value-type="float" office:value="0.68527" calcext:value-type="float">
            <text:p>0.68527</text:p>
          </table:table-cell>
          <table:table-cell/>
          <table:table-cell office:value-type="float" office:value="0.906548" calcext:value-type="float">
            <text:p>0.906548</text:p>
          </table:table-cell>
          <table:table-cell office:value-type="float" office:value="0.722459" calcext:value-type="float">
            <text:p>0.722459</text:p>
          </table:table-cell>
          <table:table-cell office:value-type="float" office:value="0.644527" calcext:value-type="float">
            <text:p>0.644527</text:p>
          </table:table-cell>
          <table:table-cell office:value-type="float" office:value="0.61097" calcext:value-type="float">
            <text:p>0.61097</text:p>
          </table:table-cell>
          <table:table-cell office:value-type="float" office:value="0.631221" calcext:value-type="float">
            <text:p>0.631221</text:p>
          </table:table-cell>
          <table:table-cell table:number-columns-repeated="2"/>
          <table:table-cell office:value-type="float" office:value="1.01001" calcext:value-type="float">
            <text:p>1.01001</text:p>
          </table:table-cell>
          <table:table-cell/>
          <table:table-cell office:value-type="float" office:value="0.580267" calcext:value-type="float">
            <text:p>0.580267</text:p>
          </table:table-cell>
          <table:table-cell/>
          <table:table-cell table:formula="of:=[.B6]/[.U6]" office:value-type="float" office:value="1.00836625379947" calcext:value-type="float">
            <text:p>1.0083662538</text:p>
          </table:table-cell>
        </table:table-row>
        <table:table-row table:style-name="ro1">
          <table:table-cell office:value-type="string" calcext:value-type="string">
            <text:p>soc-pokec-relationships.bin</text:p>
          </table:table-cell>
          <table:table-cell office:value-type="float" office:value="0.541334" calcext:value-type="float">
            <text:p>0.541334</text:p>
          </table:table-cell>
          <table:table-cell office:value-type="float" office:value="0.540236" calcext:value-type="float">
            <text:p>0.540236</text:p>
          </table:table-cell>
          <table:table-cell office:value-type="float" office:value="0.56166" calcext:value-type="float">
            <text:p>0.56166</text:p>
          </table:table-cell>
          <table:table-cell office:value-type="float" office:value="0.575025" calcext:value-type="float">
            <text:p>0.575025</text:p>
          </table:table-cell>
          <table:table-cell office:value-type="float" office:value="0.691825" calcext:value-type="float">
            <text:p>0.691825</text:p>
          </table:table-cell>
          <table:table-cell/>
          <table:table-cell office:value-type="float" office:value="0.335908" calcext:value-type="float">
            <text:p>0.335908</text:p>
          </table:table-cell>
          <table:table-cell office:value-type="float" office:value="0.334865" calcext:value-type="float">
            <text:p>0.334865</text:p>
          </table:table-cell>
          <table:table-cell office:value-type="float" office:value="0.318306" calcext:value-type="float">
            <text:p>0.318306</text:p>
          </table:table-cell>
          <table:table-cell office:value-type="float" office:value="0.351489" calcext:value-type="float">
            <text:p>0.351489</text:p>
          </table:table-cell>
          <table:table-cell office:value-type="float" office:value="0.441254" calcext:value-type="float">
            <text:p>0.441254</text:p>
          </table:table-cell>
          <table:table-cell/>
          <table:table-cell office:value-type="float" office:value="0.442772" calcext:value-type="float">
            <text:p>0.442772</text:p>
          </table:table-cell>
          <table:table-cell office:value-type="float" office:value="0.330146" calcext:value-type="float">
            <text:p>0.330146</text:p>
          </table:table-cell>
          <table:table-cell office:value-type="float" office:value="0.305806" calcext:value-type="float">
            <text:p>0.305806</text:p>
          </table:table-cell>
          <table:table-cell office:value-type="float" office:value="0.319404" calcext:value-type="float">
            <text:p>0.319404</text:p>
          </table:table-cell>
          <table:table-cell office:value-type="float" office:value="0.346448" calcext:value-type="float">
            <text:p>0.346448</text:p>
          </table:table-cell>
          <table:table-cell table:number-columns-repeated="2"/>
          <table:table-cell office:value-type="float" office:value="0.528452" calcext:value-type="float">
            <text:p>0.528452</text:p>
          </table:table-cell>
          <table:table-cell/>
          <table:table-cell office:value-type="float" office:value="0.305858" calcext:value-type="float">
            <text:p>0.305858</text:p>
          </table:table-cell>
          <table:table-cell/>
          <table:table-cell table:formula="of:=[.B7]/[.U7]" office:value-type="float" office:value="1.02437685920386" calcext:value-type="float">
            <text:p>1.0243768592</text:p>
          </table:table-cell>
        </table:table-row>
        <table:table-row table:style-name="ro1">
          <table:table-cell office:value-type="string" calcext:value-type="string">
            <text:p>soc-sign-epinions.bin</text:p>
          </table:table-cell>
          <table:table-cell office:value-type="float" office:value="0.036747" calcext:value-type="float">
            <text:p>0.036747</text:p>
          </table:table-cell>
          <table:table-cell office:value-type="float" office:value="0.052142" calcext:value-type="float">
            <text:p>0.052142</text:p>
          </table:table-cell>
          <table:table-cell office:value-type="float" office:value="0.072013" calcext:value-type="float">
            <text:p>0.072013</text:p>
          </table:table-cell>
          <table:table-cell office:value-type="float" office:value="0.118459" calcext:value-type="float">
            <text:p>0.118459</text:p>
          </table:table-cell>
          <table:table-cell office:value-type="float" office:value="0.187794" calcext:value-type="float">
            <text:p>0.187794</text:p>
          </table:table-cell>
          <table:table-cell/>
          <table:table-cell office:value-type="float" office:value="0.038145" calcext:value-type="float">
            <text:p>0.038145</text:p>
          </table:table-cell>
          <table:table-cell office:value-type="float" office:value="0.052161" calcext:value-type="float">
            <text:p>0.052161</text:p>
          </table:table-cell>
          <table:table-cell office:value-type="float" office:value="0.079062" calcext:value-type="float">
            <text:p>0.079062</text:p>
          </table:table-cell>
          <table:table-cell office:value-type="float" office:value="0.123073" calcext:value-type="float">
            <text:p>0.123073</text:p>
          </table:table-cell>
          <table:table-cell office:value-type="float" office:value="0.220023" calcext:value-type="float">
            <text:p>0.220023</text:p>
          </table:table-cell>
          <table:table-cell/>
          <table:table-cell office:value-type="float" office:value="0.03193" calcext:value-type="float">
            <text:p>0.03193</text:p>
          </table:table-cell>
          <table:table-cell office:value-type="float" office:value="0.044362" calcext:value-type="float">
            <text:p>0.044362</text:p>
          </table:table-cell>
          <table:table-cell office:value-type="float" office:value="0.069979" calcext:value-type="float">
            <text:p>0.069979</text:p>
          </table:table-cell>
          <table:table-cell office:value-type="float" office:value="0.113123" calcext:value-type="float">
            <text:p>0.113123</text:p>
          </table:table-cell>
          <table:table-cell office:value-type="float" office:value="0.197702" calcext:value-type="float">
            <text:p>0.197702</text:p>
          </table:table-cell>
          <table:table-cell table:number-columns-repeated="2"/>
          <table:table-cell office:value-type="float" office:value="0.014993" calcext:value-type="float">
            <text:p>0.014993</text:p>
          </table:table-cell>
          <table:table-cell/>
          <table:table-cell office:value-type="float" office:value="0.014812" calcext:value-type="float">
            <text:p>0.014812</text:p>
          </table:table-cell>
          <table:table-cell/>
          <table:table-cell table:formula="of:=[.B8]/[.U8]" office:value-type="float" office:value="2.45094377376109" calcext:value-type="float">
            <text:p>2.4509437738</text:p>
          </table:table-cell>
        </table:table-row>
        <table:table-row table:style-name="ro1">
          <table:table-cell office:value-type="string" calcext:value-type="string">
            <text:p>com-orkut.ungraph.bin</text:p>
          </table:table-cell>
          <table:table-cell office:value-type="float" office:value="3.26295" calcext:value-type="float">
            <text:p>3.26295</text:p>
          </table:table-cell>
          <table:table-cell office:value-type="float" office:value="3.35732" calcext:value-type="float">
            <text:p>3.35732</text:p>
          </table:table-cell>
          <table:table-cell office:value-type="float" office:value="3.36402" calcext:value-type="float">
            <text:p>3.36402</text:p>
          </table:table-cell>
          <table:table-cell office:value-type="float" office:value="3.44497" calcext:value-type="float">
            <text:p>3.44497</text:p>
          </table:table-cell>
          <table:table-cell office:value-type="float" office:value="3.55734" calcext:value-type="float">
            <text:p>3.55734</text:p>
          </table:table-cell>
          <table:table-cell/>
          <table:table-cell office:value-type="float" office:value="1.92665" calcext:value-type="float">
            <text:p>1.92665</text:p>
          </table:table-cell>
          <table:table-cell office:value-type="float" office:value="1.82165" calcext:value-type="float">
            <text:p>1.82165</text:p>
          </table:table-cell>
          <table:table-cell office:value-type="float" office:value="1.82554" calcext:value-type="float">
            <text:p>1.82554</text:p>
          </table:table-cell>
          <table:table-cell office:value-type="float" office:value="1.88674" calcext:value-type="float">
            <text:p>1.88674</text:p>
          </table:table-cell>
          <table:table-cell office:value-type="float" office:value="1.91067" calcext:value-type="float">
            <text:p>1.91067</text:p>
          </table:table-cell>
          <table:table-cell/>
          <table:table-cell office:value-type="float" office:value="1.90677" calcext:value-type="float">
            <text:p>1.90677</text:p>
          </table:table-cell>
          <table:table-cell office:value-type="float" office:value="1.80829" calcext:value-type="float">
            <text:p>1.80829</text:p>
          </table:table-cell>
          <table:table-cell office:value-type="float" office:value="1.85194" calcext:value-type="float">
            <text:p>1.85194</text:p>
          </table:table-cell>
          <table:table-cell office:value-type="float" office:value="1.8209" calcext:value-type="float">
            <text:p>1.8209</text:p>
          </table:table-cell>
          <table:table-cell office:value-type="float" office:value="1.78574" calcext:value-type="float">
            <text:p>1.78574</text:p>
          </table:table-cell>
          <table:table-cell table:number-columns-repeated="2"/>
          <table:table-cell office:value-type="float" office:value="3.11435" calcext:value-type="float">
            <text:p>3.11435</text:p>
          </table:table-cell>
          <table:table-cell/>
          <table:table-cell office:value-type="float" office:value="1.66174" calcext:value-type="float">
            <text:p>1.66174</text:p>
          </table:table-cell>
          <table:table-cell/>
          <table:table-cell table:formula="of:=[.B9]/[.U9]" office:value-type="float" office:value="1.04771461139564" calcext:value-type="float">
            <text:p>1.0477146114</text:p>
          </table:table-cell>
        </table:table-row>
        <table:table-row table:style-name="ro1">
          <table:table-cell office:value-type="string" calcext:value-type="string">
            <text:p>roadNet-TX.bin</text:p>
          </table:table-cell>
          <table:table-cell office:value-type="float" office:value="0.048366" calcext:value-type="float">
            <text:p>0.048366</text:p>
          </table:table-cell>
          <table:table-cell office:value-type="float" office:value="0.052302" calcext:value-type="float">
            <text:p>0.052302</text:p>
          </table:table-cell>
          <table:table-cell office:value-type="float" office:value="0.085902" calcext:value-type="float">
            <text:p>0.085902</text:p>
          </table:table-cell>
          <table:table-cell office:value-type="float" office:value="0.090547" calcext:value-type="float">
            <text:p>0.090547</text:p>
          </table:table-cell>
          <table:table-cell office:value-type="float" office:value="0.143423" calcext:value-type="float">
            <text:p>0.143423</text:p>
          </table:table-cell>
          <table:table-cell/>
          <table:table-cell office:value-type="float" office:value="0.049946" calcext:value-type="float">
            <text:p>0.049946</text:p>
          </table:table-cell>
          <table:table-cell office:value-type="float" office:value="0.059366" calcext:value-type="float">
            <text:p>0.059366</text:p>
          </table:table-cell>
          <table:table-cell office:value-type="float" office:value="0.081305" calcext:value-type="float">
            <text:p>0.081305</text:p>
          </table:table-cell>
          <table:table-cell office:value-type="float" office:value="0.118842" calcext:value-type="float">
            <text:p>0.118842</text:p>
          </table:table-cell>
          <table:table-cell office:value-type="float" office:value="0.203723" calcext:value-type="float">
            <text:p>0.203723</text:p>
          </table:table-cell>
          <table:table-cell/>
          <table:table-cell office:value-type="float" office:value="0.049622" calcext:value-type="float">
            <text:p>0.049622</text:p>
          </table:table-cell>
          <table:table-cell office:value-type="float" office:value="0.059495" calcext:value-type="float">
            <text:p>0.059495</text:p>
          </table:table-cell>
          <table:table-cell office:value-type="float" office:value="0.08945" calcext:value-type="float">
            <text:p>0.08945</text:p>
          </table:table-cell>
          <table:table-cell office:value-type="float" office:value="0.12191" calcext:value-type="float">
            <text:p>0.12191</text:p>
          </table:table-cell>
          <table:table-cell office:value-type="float" office:value="0.215828" calcext:value-type="float">
            <text:p>0.215828</text:p>
          </table:table-cell>
          <table:table-cell table:number-columns-repeated="2"/>
          <table:table-cell office:value-type="float" office:value="0.042079" calcext:value-type="float">
            <text:p>0.042079</text:p>
          </table:table-cell>
          <table:table-cell/>
          <table:table-cell office:value-type="float" office:value="0.041251" calcext:value-type="float">
            <text:p>0.041251</text:p>
          </table:table-cell>
          <table:table-cell/>
          <table:table-cell table:formula="of:=[.B10]/[.U10]" office:value-type="float" office:value="1.14940944414078" calcext:value-type="float">
            <text:p>1.1494094441</text:p>
          </table:table-cell>
        </table:table-row>
        <table:table-row table:style-name="ro1">
          <table:table-cell office:value-type="string" calcext:value-type="string">
            <text:p>cit-HepTh.bin</text:p>
          </table:table-cell>
          <table:table-cell office:value-type="float" office:value="0.014323" calcext:value-type="float">
            <text:p>0.014323</text:p>
          </table:table-cell>
          <table:table-cell office:value-type="float" office:value="0.021343" calcext:value-type="float">
            <text:p>0.021343</text:p>
          </table:table-cell>
          <table:table-cell office:value-type="float" office:value="0.046853" calcext:value-type="float">
            <text:p>0.046853</text:p>
          </table:table-cell>
          <table:table-cell office:value-type="float" office:value="0.064717" calcext:value-type="float">
            <text:p>0.064717</text:p>
          </table:table-cell>
          <table:table-cell office:value-type="float" office:value="0.121086" calcext:value-type="float">
            <text:p>0.121086</text:p>
          </table:table-cell>
          <table:table-cell/>
          <table:table-cell office:value-type="float" office:value="0.019526" calcext:value-type="float">
            <text:p>0.019526</text:p>
          </table:table-cell>
          <table:table-cell office:value-type="float" office:value="0.030316" calcext:value-type="float">
            <text:p>0.030316</text:p>
          </table:table-cell>
          <table:table-cell office:value-type="float" office:value="0.049957" calcext:value-type="float">
            <text:p>0.049957</text:p>
          </table:table-cell>
          <table:table-cell office:value-type="float" office:value="0.089954" calcext:value-type="float">
            <text:p>0.089954</text:p>
          </table:table-cell>
          <table:table-cell office:value-type="float" office:value="0.191545" calcext:value-type="float">
            <text:p>0.191545</text:p>
          </table:table-cell>
          <table:table-cell/>
          <table:table-cell office:value-type="float" office:value="0.01877" calcext:value-type="float">
            <text:p>0.01877</text:p>
          </table:table-cell>
          <table:table-cell office:value-type="float" office:value="0.035035" calcext:value-type="float">
            <text:p>0.035035</text:p>
          </table:table-cell>
          <table:table-cell office:value-type="float" office:value="0.062127" calcext:value-type="float">
            <text:p>0.062127</text:p>
          </table:table-cell>
          <table:table-cell office:value-type="float" office:value="0.086379" calcext:value-type="float">
            <text:p>0.086379</text:p>
          </table:table-cell>
          <table:table-cell office:value-type="float" office:value="0.158794" calcext:value-type="float">
            <text:p>0.158794</text:p>
          </table:table-cell>
          <table:table-cell table:number-columns-repeated="2"/>
          <table:table-cell office:value-type="float" office:value="0.006168" calcext:value-type="float">
            <text:p>0.006168</text:p>
          </table:table-cell>
          <table:table-cell/>
          <table:table-cell office:value-type="float" office:value="0.007941" calcext:value-type="float">
            <text:p>0.007941</text:p>
          </table:table-cell>
          <table:table-cell/>
          <table:table-cell table:formula="of:=[.B11]/[.U11]" office:value-type="float" office:value="2.32214656290532" calcext:value-type="float">
            <text:p>2.3221465629</text:p>
          </table:table-cell>
        </table:table-row>
        <table:table-row table:style-name="ro1">
          <table:table-cell office:value-type="string" calcext:value-type="string">
            <text:p>p2p-Gnutella31.bin</text:p>
          </table:table-cell>
          <table:table-cell office:value-type="float" office:value="0.012061" calcext:value-type="float">
            <text:p>0.012061</text:p>
          </table:table-cell>
          <table:table-cell office:value-type="float" office:value="0.019055" calcext:value-type="float">
            <text:p>0.019055</text:p>
          </table:table-cell>
          <table:table-cell office:value-type="float" office:value="0.033589" calcext:value-type="float">
            <text:p>0.033589</text:p>
          </table:table-cell>
          <table:table-cell office:value-type="float" office:value="0.062087" calcext:value-type="float">
            <text:p>0.062087</text:p>
          </table:table-cell>
          <table:table-cell office:value-type="float" office:value="0.116848" calcext:value-type="float">
            <text:p>0.116848</text:p>
          </table:table-cell>
          <table:table-cell/>
          <table:table-cell office:value-type="float" office:value="0.021315" calcext:value-type="float">
            <text:p>0.021315</text:p>
          </table:table-cell>
          <table:table-cell office:value-type="float" office:value="0.033596" calcext:value-type="float">
            <text:p>0.033596</text:p>
          </table:table-cell>
          <table:table-cell office:value-type="float" office:value="0.055187" calcext:value-type="float">
            <text:p>0.055187</text:p>
          </table:table-cell>
          <table:table-cell office:value-type="float" office:value="0.115846" calcext:value-type="float">
            <text:p>0.115846</text:p>
          </table:table-cell>
          <table:table-cell office:value-type="float" office:value="0.223025" calcext:value-type="float">
            <text:p>0.223025</text:p>
          </table:table-cell>
          <table:table-cell/>
          <table:table-cell office:value-type="float" office:value="0.019085" calcext:value-type="float">
            <text:p>0.019085</text:p>
          </table:table-cell>
          <table:table-cell office:value-type="float" office:value="0.029369" calcext:value-type="float">
            <text:p>0.029369</text:p>
          </table:table-cell>
          <table:table-cell office:value-type="float" office:value="0.048446" calcext:value-type="float">
            <text:p>0.048446</text:p>
          </table:table-cell>
          <table:table-cell office:value-type="float" office:value="0.09972" calcext:value-type="float">
            <text:p>0.09972</text:p>
          </table:table-cell>
          <table:table-cell office:value-type="float" office:value="0.201885" calcext:value-type="float">
            <text:p>0.201885</text:p>
          </table:table-cell>
          <table:table-cell table:number-columns-repeated="2"/>
          <table:table-cell office:value-type="float" office:value="0.004717" calcext:value-type="float">
            <text:p>0.004717</text:p>
          </table:table-cell>
          <table:table-cell/>
          <table:table-cell office:value-type="float" office:value="0.007188" calcext:value-type="float">
            <text:p>0.007188</text:p>
          </table:table-cell>
          <table:table-cell/>
          <table:table-cell table:formula="of:=[.B12]/[.U12]" office:value-type="float" office:value="2.55692177231291" calcext:value-type="float">
            <text:p>2.5569217723</text:p>
          </table:table-cell>
        </table:table-row>
        <table:table-row table:style-name="ro1">
          <table:table-cell office:value-type="string" calcext:value-type="string">
            <text:p>cit-Patents.bin</text:p>
          </table:table-cell>
          <table:table-cell office:value-type="float" office:value="0.45376" calcext:value-type="float">
            <text:p>0.45376</text:p>
          </table:table-cell>
          <table:table-cell office:value-type="float" office:value="0.467054" calcext:value-type="float">
            <text:p>0.467054</text:p>
          </table:table-cell>
          <table:table-cell office:value-type="float" office:value="0.478853" calcext:value-type="float">
            <text:p>0.478853</text:p>
          </table:table-cell>
          <table:table-cell office:value-type="float" office:value="0.506183" calcext:value-type="float">
            <text:p>0.506183</text:p>
          </table:table-cell>
          <table:table-cell office:value-type="float" office:value="0.536261" calcext:value-type="float">
            <text:p>0.536261</text:p>
          </table:table-cell>
          <table:table-cell/>
          <table:table-cell office:value-type="float" office:value="0.307941" calcext:value-type="float">
            <text:p>0.307941</text:p>
          </table:table-cell>
          <table:table-cell office:value-type="float" office:value="0.310192" calcext:value-type="float">
            <text:p>0.310192</text:p>
          </table:table-cell>
          <table:table-cell office:value-type="float" office:value="0.311861" calcext:value-type="float">
            <text:p>0.311861</text:p>
          </table:table-cell>
          <table:table-cell office:value-type="float" office:value="0.325341" calcext:value-type="float">
            <text:p>0.325341</text:p>
          </table:table-cell>
          <table:table-cell office:value-type="float" office:value="0.394592" calcext:value-type="float">
            <text:p>0.394592</text:p>
          </table:table-cell>
          <table:table-cell/>
          <table:table-cell office:value-type="float" office:value="0.443006" calcext:value-type="float">
            <text:p>0.443006</text:p>
          </table:table-cell>
          <table:table-cell office:value-type="float" office:value="0.307936" calcext:value-type="float">
            <text:p>0.307936</text:p>
          </table:table-cell>
          <table:table-cell office:value-type="float" office:value="0.309326" calcext:value-type="float">
            <text:p>0.309326</text:p>
          </table:table-cell>
          <table:table-cell office:value-type="float" office:value="0.310131" calcext:value-type="float">
            <text:p>0.310131</text:p>
          </table:table-cell>
          <table:table-cell office:value-type="float" office:value="0.340594" calcext:value-type="float">
            <text:p>0.340594</text:p>
          </table:table-cell>
          <table:table-cell table:number-columns-repeated="2"/>
          <table:table-cell office:value-type="float" office:value="0.470455" calcext:value-type="float">
            <text:p>0.470455</text:p>
          </table:table-cell>
          <table:table-cell/>
          <table:table-cell office:value-type="float" office:value="0.27277" calcext:value-type="float">
            <text:p>0.27277</text:p>
          </table:table-cell>
          <table:table-cell/>
          <table:table-cell table:formula="of:=[.B13]/[.U13]" office:value-type="float" office:value="0.964513077765142" calcext:value-type="float">
            <text:p>0.9645130778</text:p>
          </table:table-cell>
        </table:table-row>
        <table:table-row table:style-name="ro1">
          <table:table-cell office:value-type="string" calcext:value-type="string">
            <text:p>soc-sign-Slashdot081106.bin</text:p>
          </table:table-cell>
          <table:table-cell office:value-type="float" office:value="0.018505" calcext:value-type="float">
            <text:p>0.018505</text:p>
          </table:table-cell>
          <table:table-cell office:value-type="float" office:value="0.023722" calcext:value-type="float">
            <text:p>0.023722</text:p>
          </table:table-cell>
          <table:table-cell office:value-type="float" office:value="0.039973" calcext:value-type="float">
            <text:p>0.039973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140798" calcext:value-type="float">
            <text:p>0.140798</text:p>
          </table:table-cell>
          <table:table-cell/>
          <table:table-cell office:value-type="float" office:value="0.022928" calcext:value-type="float">
            <text:p>0.022928</text:p>
          </table:table-cell>
          <table:table-cell office:value-type="float" office:value="0.034181" calcext:value-type="float">
            <text:p>0.034181</text:p>
          </table:table-cell>
          <table:table-cell office:value-type="float" office:value="0.055239" calcext:value-type="float">
            <text:p>0.055239</text:p>
          </table:table-cell>
          <table:table-cell office:value-type="float" office:value="0.100682" calcext:value-type="float">
            <text:p>0.100682</text:p>
          </table:table-cell>
          <table:table-cell office:value-type="float" office:value="0.201793" calcext:value-type="float">
            <text:p>0.201793</text:p>
          </table:table-cell>
          <table:table-cell/>
          <table:table-cell office:value-type="float" office:value="0.020544" calcext:value-type="float">
            <text:p>0.020544</text:p>
          </table:table-cell>
          <table:table-cell office:value-type="float" office:value="0.037404" calcext:value-type="float">
            <text:p>0.037404</text:p>
          </table:table-cell>
          <table:table-cell office:value-type="float" office:value="0.054502" calcext:value-type="float">
            <text:p>0.054502</text:p>
          </table:table-cell>
          <table:table-cell office:value-type="float" office:value="0.095481" calcext:value-type="float">
            <text:p>0.095481</text:p>
          </table:table-cell>
          <table:table-cell office:value-type="float" office:value="0.19694" calcext:value-type="float">
            <text:p>0.19694</text:p>
          </table:table-cell>
          <table:table-cell table:number-columns-repeated="2"/>
          <table:table-cell office:value-type="float" office:value="0.007283" calcext:value-type="float">
            <text:p>0.007283</text:p>
          </table:table-cell>
          <table:table-cell/>
          <table:table-cell office:value-type="float" office:value="0.0085" calcext:value-type="float">
            <text:p>0.0085</text:p>
          </table:table-cell>
          <table:table-cell/>
          <table:table-cell table:formula="of:=[.B14]/[.U14]" office:value-type="float" office:value="2.54084855142112" calcext:value-type="float">
            <text:p>2.5408485514</text:p>
          </table:table-cell>
        </table:table-row>
        <table:table-row table:style-name="ro1">
          <table:table-cell office:value-type="string" calcext:value-type="string">
            <text:p>p2p-Gnutella30.bin</text:p>
          </table:table-cell>
          <table:table-cell office:value-type="float" office:value="0.010519" calcext:value-type="float">
            <text:p>0.010519</text:p>
          </table:table-cell>
          <table:table-cell office:value-type="float" office:value="0.018074" calcext:value-type="float">
            <text:p>0.01807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11186" calcext:value-type="float">
            <text:p>0.11186</text:p>
          </table:table-cell>
          <table:table-cell/>
          <table:table-cell office:value-type="float" office:value="0.018777" calcext:value-type="float">
            <text:p>0.018777</text:p>
          </table:table-cell>
          <table:table-cell office:value-type="float" office:value="0.041851" calcext:value-type="float">
            <text:p>0.041851</text:p>
          </table:table-cell>
          <table:table-cell office:value-type="float" office:value="0.048789" calcext:value-type="float">
            <text:p>0.048789</text:p>
          </table:table-cell>
          <table:table-cell office:value-type="float" office:value="0.112818" calcext:value-type="float">
            <text:p>0.112818</text:p>
          </table:table-cell>
          <table:table-cell office:value-type="float" office:value="0.236376" calcext:value-type="float">
            <text:p>0.236376</text:p>
          </table:table-cell>
          <table:table-cell/>
          <table:table-cell office:value-type="float" office:value="0.018477" calcext:value-type="float">
            <text:p>0.018477</text:p>
          </table:table-cell>
          <table:table-cell office:value-type="float" office:value="0.034577" calcext:value-type="float">
            <text:p>0.034577</text:p>
          </table:table-cell>
          <table:table-cell office:value-type="float" office:value="0.048942" calcext:value-type="float">
            <text:p>0.048942</text:p>
          </table:table-cell>
          <table:table-cell office:value-type="float" office:value="0.093366" calcext:value-type="float">
            <text:p>0.093366</text:p>
          </table:table-cell>
          <table:table-cell office:value-type="float" office:value="0.20129" calcext:value-type="float">
            <text:p>0.20129</text:p>
          </table:table-cell>
          <table:table-cell table:number-columns-repeated="2"/>
          <table:table-cell office:value-type="float" office:value="0.003721" calcext:value-type="float">
            <text:p>0.003721</text:p>
          </table:table-cell>
          <table:table-cell/>
          <table:table-cell office:value-type="float" office:value="0.006454" calcext:value-type="float">
            <text:p>0.006454</text:p>
          </table:table-cell>
          <table:table-cell/>
          <table:table-cell table:formula="of:=[.B15]/[.U15]" office:value-type="float" office:value="2.8269282450954" calcext:value-type="float">
            <text:p>2.8269282451</text:p>
          </table:table-cell>
        </table:table-row>
        <table:table-row table:style-name="ro1">
          <table:table-cell office:value-type="string" calcext:value-type="string">
            <text:p>p2p-Gnutella06.bin</text:p>
          </table:table-cell>
          <table:table-cell office:value-type="float" office:value="0.01091" calcext:value-type="float">
            <text:p>0.01091</text:p>
          </table:table-cell>
          <table:table-cell office:value-type="float" office:value="0.016964" calcext:value-type="float">
            <text:p>0.016964</text:p>
          </table:table-cell>
          <table:table-cell office:value-type="float" office:value="0.031047" calcext:value-type="float">
            <text:p>0.031047</text:p>
          </table:table-cell>
          <table:table-cell office:value-type="float" office:value="0.054395" calcext:value-type="float">
            <text:p>0.054395</text:p>
          </table:table-cell>
          <table:table-cell office:value-type="float" office:value="0.090796" calcext:value-type="float">
            <text:p>0.090796</text:p>
          </table:table-cell>
          <table:table-cell/>
          <table:table-cell office:value-type="float" office:value="0.017815" calcext:value-type="float">
            <text:p>0.017815</text:p>
          </table:table-cell>
          <table:table-cell office:value-type="float" office:value="0.027166" calcext:value-type="float">
            <text:p>0.027166</text:p>
          </table:table-cell>
          <table:table-cell office:value-type="float" office:value="0.053818" calcext:value-type="float">
            <text:p>0.053818</text:p>
          </table:table-cell>
          <table:table-cell office:value-type="float" office:value="0.110818" calcext:value-type="float">
            <text:p>0.110818</text:p>
          </table:table-cell>
          <table:table-cell office:value-type="float" office:value="0.149883" calcext:value-type="float">
            <text:p>0.149883</text:p>
          </table:table-cell>
          <table:table-cell/>
          <table:table-cell office:value-type="float" office:value="0.017361" calcext:value-type="float">
            <text:p>0.017361</text:p>
          </table:table-cell>
          <table:table-cell office:value-type="float" office:value="0.026536" calcext:value-type="float">
            <text:p>0.026536</text:p>
          </table:table-cell>
          <table:table-cell office:value-type="float" office:value="0.047002" calcext:value-type="float">
            <text:p>0.047002</text:p>
          </table:table-cell>
          <table:table-cell office:value-type="float" office:value="0.083602" calcext:value-type="float">
            <text:p>0.083602</text:p>
          </table:table-cell>
          <table:table-cell office:value-type="float" office:value="0.156358" calcext:value-type="float">
            <text:p>0.156358</text:p>
          </table:table-cell>
          <table:table-cell table:number-columns-repeated="2"/>
          <table:table-cell office:value-type="float" office:value="0.003279" calcext:value-type="float">
            <text:p>0.003279</text:p>
          </table:table-cell>
          <table:table-cell/>
          <table:table-cell office:value-type="float" office:value="0.006199" calcext:value-type="float">
            <text:p>0.006199</text:p>
          </table:table-cell>
          <table:table-cell/>
          <table:table-cell table:formula="of:=[.B16]/[.U16]" office:value-type="float" office:value="3.32723391277829" calcext:value-type="float">
            <text:p>3.3272339128</text:p>
          </table:table-cell>
        </table:table-row>
        <table:table-row table:style-name="ro1">
          <table:table-cell office:value-type="string" calcext:value-type="string">
            <text:p>ca-GrQc.bin</text:p>
          </table:table-cell>
          <table:table-cell office:value-type="float" office:value="0.009265" calcext:value-type="float">
            <text:p>0.009265</text:p>
          </table:table-cell>
          <table:table-cell office:value-type="float" office:value="0.016538" calcext:value-type="float">
            <text:p>0.016538</text:p>
          </table:table-cell>
          <table:table-cell office:value-type="float" office:value="0.034838" calcext:value-type="float">
            <text:p>0.034838</text:p>
          </table:table-cell>
          <table:table-cell office:value-type="float" office:value="0.050725" calcext:value-type="float">
            <text:p>0.050725</text:p>
          </table:table-cell>
          <table:table-cell office:value-type="float" office:value="0.095094" calcext:value-type="float">
            <text:p>0.095094</text:p>
          </table:table-cell>
          <table:table-cell/>
          <table:table-cell office:value-type="float" office:value="0.017495" calcext:value-type="float">
            <text:p>0.017495</text:p>
          </table:table-cell>
          <table:table-cell office:value-type="float" office:value="0.030065" calcext:value-type="float">
            <text:p>0.030065</text:p>
          </table:table-cell>
          <table:table-cell office:value-type="float" office:value="0.056372" calcext:value-type="float">
            <text:p>0.056372</text:p>
          </table:table-cell>
          <table:table-cell office:value-type="float" office:value="0.095396" calcext:value-type="float">
            <text:p>0.095396</text:p>
          </table:table-cell>
          <table:table-cell office:value-type="float" office:value="0.160973" calcext:value-type="float">
            <text:p>0.160973</text:p>
          </table:table-cell>
          <table:table-cell/>
          <table:table-cell office:value-type="float" office:value="0.017317" calcext:value-type="float">
            <text:p>0.017317</text:p>
          </table:table-cell>
          <table:table-cell office:value-type="float" office:value="0.028375" calcext:value-type="float">
            <text:p>0.028375</text:p>
          </table:table-cell>
          <table:table-cell office:value-type="float" office:value="0.056153" calcext:value-type="float">
            <text:p>0.056153</text:p>
          </table:table-cell>
          <table:table-cell office:value-type="float" office:value="0.113064" calcext:value-type="float">
            <text:p>0.113064</text:p>
          </table:table-cell>
          <table:table-cell office:value-type="float" office:value="0.12938" calcext:value-type="float">
            <text:p>0.12938</text:p>
          </table:table-cell>
          <table:table-cell table:number-columns-repeated="2"/>
          <table:table-cell office:value-type="float" office:value="0.003031" calcext:value-type="float">
            <text:p>0.003031</text:p>
          </table:table-cell>
          <table:table-cell/>
          <table:table-cell office:value-type="float" office:value="0.006447" calcext:value-type="float">
            <text:p>0.006447</text:p>
          </table:table-cell>
          <table:table-cell/>
          <table:table-cell table:formula="of:=[.B17]/[.U17]" office:value-type="float" office:value="3.05674694820191" calcext:value-type="float">
            <text:p>3.0567469482</text:p>
          </table:table-cell>
        </table:table-row>
        <table:table-row table:style-name="ro1">
          <table:table-cell office:value-type="string" calcext:value-type="string">
            <text:p>p2p-Gnutella08.bin</text:p>
          </table:table-cell>
          <table:table-cell office:value-type="float" office:value="0.009031" calcext:value-type="float">
            <text:p>0.009031</text:p>
          </table:table-cell>
          <table:table-cell office:value-type="float" office:value="0.016393" calcext:value-type="float">
            <text:p>0.016393</text:p>
          </table:table-cell>
          <table:table-cell office:value-type="float" office:value="0.032615" calcext:value-type="float">
            <text:p>0.032615</text:p>
          </table:table-cell>
          <table:table-cell office:value-type="float" office:value="0.050874" calcext:value-type="float">
            <text:p>0.050874</text:p>
          </table:table-cell>
          <table:table-cell office:value-type="float" office:value="0.083325" calcext:value-type="float">
            <text:p>0.083325</text:p>
          </table:table-cell>
          <table:table-cell/>
          <table:table-cell office:value-type="float" office:value="0.017079" calcext:value-type="float">
            <text:p>0.017079</text:p>
          </table:table-cell>
          <table:table-cell office:value-type="float" office:value="0.036161" calcext:value-type="float">
            <text:p>0.036161</text:p>
          </table:table-cell>
          <table:table-cell office:value-type="float" office:value="0.042448" calcext:value-type="float">
            <text:p>0.042448</text:p>
          </table:table-cell>
          <table:table-cell office:value-type="float" office:value="0.09127" calcext:value-type="float">
            <text:p>0.09127</text:p>
          </table:table-cell>
          <table:table-cell office:value-type="float" office:value="0.143968" calcext:value-type="float">
            <text:p>0.143968</text:p>
          </table:table-cell>
          <table:table-cell/>
          <table:table-cell office:value-type="float" office:value="0.01698" calcext:value-type="float">
            <text:p>0.01698</text:p>
          </table:table-cell>
          <table:table-cell office:value-type="float" office:value="0.026049" calcext:value-type="float">
            <text:p>0.026049</text:p>
          </table:table-cell>
          <table:table-cell office:value-type="float" office:value="0.05369" calcext:value-type="float">
            <text:p>0.05369</text:p>
          </table:table-cell>
          <table:table-cell office:value-type="float" office:value="0.07793" calcext:value-type="float">
            <text:p>0.07793</text:p>
          </table:table-cell>
          <table:table-cell office:value-type="float" office:value="0.205839" calcext:value-type="float">
            <text:p>0.205839</text:p>
          </table:table-cell>
          <table:table-cell table:number-columns-repeated="2"/>
          <table:table-cell office:value-type="float" office:value="0.002992" calcext:value-type="float">
            <text:p>0.002992</text:p>
          </table:table-cell>
          <table:table-cell/>
          <table:table-cell office:value-type="float" office:value="0.006456" calcext:value-type="float">
            <text:p>0.006456</text:p>
          </table:table-cell>
          <table:table-cell/>
          <table:table-cell table:formula="of:=[.B18]/[.U18]" office:value-type="float" office:value="3.01838235294118" calcext:value-type="float">
            <text:p>3.0183823529</text:p>
          </table:table-cell>
        </table:table-row>
        <table:table-row table:style-name="ro1">
          <table:table-cell office:value-type="string" calcext:value-type="string">
            <text:p>p2p-Gnutella24.bin</text:p>
          </table:table-cell>
          <table:table-cell office:value-type="float" office:value="0.011249" calcext:value-type="float">
            <text:p>0.011249</text:p>
          </table:table-cell>
          <table:table-cell office:value-type="float" office:value="0.018176" calcext:value-type="float">
            <text:p>0.018176</text:p>
          </table:table-cell>
          <table:table-cell office:value-type="float" office:value="0.031335" calcext:value-type="float">
            <text:p>0.031335</text:p>
          </table:table-cell>
          <table:table-cell office:value-type="float" office:value="0.058983" calcext:value-type="float">
            <text:p>0.058983</text:p>
          </table:table-cell>
          <table:table-cell office:value-type="float" office:value="0.109892" calcext:value-type="float">
            <text:p>0.109892</text:p>
          </table:table-cell>
          <table:table-cell/>
          <table:table-cell office:value-type="float" office:value="0.019895" calcext:value-type="float">
            <text:p>0.019895</text:p>
          </table:table-cell>
          <table:table-cell office:value-type="float" office:value="0.027825" calcext:value-type="float">
            <text:p>0.027825</text:p>
          </table:table-cell>
          <table:table-cell office:value-type="float" office:value="0.053549" calcext:value-type="float">
            <text:p>0.053549</text:p>
          </table:table-cell>
          <table:table-cell office:value-type="float" office:value="0.112278" calcext:value-type="float">
            <text:p>0.112278</text:p>
          </table:table-cell>
          <table:table-cell office:value-type="float" office:value="0.181563" calcext:value-type="float">
            <text:p>0.181563</text:p>
          </table:table-cell>
          <table:table-cell/>
          <table:table-cell office:value-type="float" office:value="0.01949" calcext:value-type="float">
            <text:p>0.01949</text:p>
          </table:table-cell>
          <table:table-cell office:value-type="float" office:value="0.027629" calcext:value-type="float">
            <text:p>0.027629</text:p>
          </table:table-cell>
          <table:table-cell office:value-type="float" office:value="0.046798" calcext:value-type="float">
            <text:p>0.046798</text:p>
          </table:table-cell>
          <table:table-cell office:value-type="float" office:value="0.114916" calcext:value-type="float">
            <text:p>0.114916</text:p>
          </table:table-cell>
          <table:table-cell office:value-type="float" office:value="0.190189" calcext:value-type="float">
            <text:p>0.190189</text:p>
          </table:table-cell>
          <table:table-cell table:number-columns-repeated="2"/>
          <table:table-cell office:value-type="float" office:value="0.003552" calcext:value-type="float">
            <text:p>0.003552</text:p>
          </table:table-cell>
          <table:table-cell/>
          <table:table-cell office:value-type="float" office:value="0.006695" calcext:value-type="float">
            <text:p>0.006695</text:p>
          </table:table-cell>
          <table:table-cell/>
          <table:table-cell table:formula="of:=[.B19]/[.U19]" office:value-type="float" office:value="3.1669481981982" calcext:value-type="float">
            <text:p>3.1669481982</text:p>
          </table:table-cell>
        </table:table-row>
        <table:table-row table:style-name="ro1">
          <table:table-cell office:value-type="string" calcext:value-type="string">
            <text:p>as-caida.bin</text:p>
          </table:table-cell>
          <table:table-cell office:value-type="float" office:value="0.016641" calcext:value-type="float">
            <text:p>0.016641</text:p>
          </table:table-cell>
          <table:table-cell office:value-type="float" office:value="0.02639" calcext:value-type="float">
            <text:p>0.02639</text:p>
          </table:table-cell>
          <table:table-cell office:value-type="float" office:value="0.045117" calcext:value-type="float">
            <text:p>0.045117</text:p>
          </table:table-cell>
          <table:table-cell office:value-type="float" office:value="0.076792" calcext:value-type="float">
            <text:p>0.076792</text:p>
          </table:table-cell>
          <table:table-cell office:value-type="float" office:value="0.130942" calcext:value-type="float">
            <text:p>0.130942</text:p>
          </table:table-cell>
          <table:table-cell/>
          <table:table-cell office:value-type="float" office:value="0.022079" calcext:value-type="float">
            <text:p>0.022079</text:p>
          </table:table-cell>
          <table:table-cell office:value-type="float" office:value="0.033817" calcext:value-type="float">
            <text:p>0.033817</text:p>
          </table:table-cell>
          <table:table-cell office:value-type="float" office:value="0.059306" calcext:value-type="float">
            <text:p>0.059306</text:p>
          </table:table-cell>
          <table:table-cell office:value-type="float" office:value="0.099923" calcext:value-type="float">
            <text:p>0.099923</text:p>
          </table:table-cell>
          <table:table-cell office:value-type="float" office:value="0.175723" calcext:value-type="float">
            <text:p>0.175723</text:p>
          </table:table-cell>
          <table:table-cell/>
          <table:table-cell office:value-type="float" office:value="0.019261" calcext:value-type="float">
            <text:p>0.019261</text:p>
          </table:table-cell>
          <table:table-cell office:value-type="float" office:value="0.031399" calcext:value-type="float">
            <text:p>0.031399</text:p>
          </table:table-cell>
          <table:table-cell office:value-type="float" office:value="0.050603" calcext:value-type="float">
            <text:p>0.050603</text:p>
          </table:table-cell>
          <table:table-cell office:value-type="float" office:value="0.095695" calcext:value-type="float">
            <text:p>0.095695</text:p>
          </table:table-cell>
          <table:table-cell office:value-type="float" office:value="0.210347" calcext:value-type="float">
            <text:p>0.210347</text:p>
          </table:table-cell>
          <table:table-cell table:number-columns-repeated="2"/>
          <table:table-cell office:value-type="float" office:value="0.013386" calcext:value-type="float">
            <text:p>0.013386</text:p>
          </table:table-cell>
          <table:table-cell/>
          <table:table-cell office:value-type="float" office:value="0.008884" calcext:value-type="float">
            <text:p>0.008884</text:p>
          </table:table-cell>
          <table:table-cell/>
          <table:table-cell table:formula="of:=[.B20]/[.U20]" office:value-type="float" office:value="1.24316450022411" calcext:value-type="float">
            <text:p>1.2431645002</text:p>
          </table:table-cell>
        </table:table-row>
        <table:table-row table:style-name="ro1">
          <table:table-cell office:value-type="string" calcext:value-type="string">
            <text:p>soc-Slashdot0902.bin</text:p>
          </table:table-cell>
          <table:table-cell office:value-type="float" office:value="0.020917" calcext:value-type="float">
            <text:p>0.020917</text:p>
          </table:table-cell>
          <table:table-cell office:value-type="float" office:value="0.030044" calcext:value-type="float">
            <text:p>0.030044</text:p>
          </table:table-cell>
          <table:table-cell office:value-type="float" office:value="0.046878" calcext:value-type="float">
            <text:p>0.046878</text:p>
          </table:table-cell>
          <table:table-cell office:value-type="float" office:value="0.084083" calcext:value-type="float">
            <text:p>0.084083</text:p>
          </table:table-cell>
          <table:table-cell office:value-type="float" office:value="0.151468" calcext:value-type="float">
            <text:p>0.151468</text:p>
          </table:table-cell>
          <table:table-cell/>
          <table:table-cell office:value-type="float" office:value="0.025562" calcext:value-type="float">
            <text:p>0.025562</text:p>
          </table:table-cell>
          <table:table-cell office:value-type="float" office:value="0.035185" calcext:value-type="float">
            <text:p>0.035185</text:p>
          </table:table-cell>
          <table:table-cell office:value-type="float" office:value="0.05954" calcext:value-type="float">
            <text:p>0.05954</text:p>
          </table:table-cell>
          <table:table-cell office:value-type="float" office:value="0.109671" calcext:value-type="float">
            <text:p>0.109671</text:p>
          </table:table-cell>
          <table:table-cell office:value-type="float" office:value="0.19371" calcext:value-type="float">
            <text:p>0.19371</text:p>
          </table:table-cell>
          <table:table-cell/>
          <table:table-cell office:value-type="float" office:value="0.022077" calcext:value-type="float">
            <text:p>0.022077</text:p>
          </table:table-cell>
          <table:table-cell office:value-type="float" office:value="0.033152" calcext:value-type="float">
            <text:p>0.033152</text:p>
          </table:table-cell>
          <table:table-cell office:value-type="float" office:value="0.068881" calcext:value-type="float">
            <text:p>0.068881</text:p>
          </table:table-cell>
          <table:table-cell office:value-type="float" office:value="0.105595" calcext:value-type="float">
            <text:p>0.105595</text:p>
          </table:table-cell>
          <table:table-cell office:value-type="float" office:value="0.191474" calcext:value-type="float">
            <text:p>0.191474</text:p>
          </table:table-cell>
          <table:table-cell table:number-columns-repeated="2"/>
          <table:table-cell office:value-type="float" office:value="0.011535" calcext:value-type="float">
            <text:p>0.011535</text:p>
          </table:table-cell>
          <table:table-cell/>
          <table:table-cell office:value-type="float" office:value="0.010915" calcext:value-type="float">
            <text:p>0.010915</text:p>
          </table:table-cell>
          <table:table-cell/>
          <table:table-cell table:formula="of:=[.B21]/[.U21]" office:value-type="float" office:value="1.81335067186823" calcext:value-type="float">
            <text:p>1.8133506719</text:p>
          </table:table-cell>
        </table:table-row>
        <table:table-row table:style-name="ro1">
          <table:table-cell office:value-type="string" calcext:value-type="string">
            <text:p>ca-CondMat.bin</text:p>
          </table:table-cell>
          <table:table-cell office:value-type="float" office:value="0.012572" calcext:value-type="float">
            <text:p>0.012572</text:p>
          </table:table-cell>
          <table:table-cell office:value-type="float" office:value="0.019307" calcext:value-type="float">
            <text:p>0.019307</text:p>
          </table:table-cell>
          <table:table-cell office:value-type="float" office:value="0.034229" calcext:value-type="float">
            <text:p>0.034229</text:p>
          </table:table-cell>
          <table:table-cell office:value-type="float" office:value="0.062956" calcext:value-type="float">
            <text:p>0.062956</text:p>
          </table:table-cell>
          <table:table-cell office:value-type="float" office:value="0.113535" calcext:value-type="float">
            <text:p>0.113535</text:p>
          </table:table-cell>
          <table:table-cell/>
          <table:table-cell office:value-type="float" office:value="0.02173" calcext:value-type="float">
            <text:p>0.02173</text:p>
          </table:table-cell>
          <table:table-cell office:value-type="float" office:value="0.028935" calcext:value-type="float">
            <text:p>0.028935</text:p>
          </table:table-cell>
          <table:table-cell office:value-type="float" office:value="0.050413" calcext:value-type="float">
            <text:p>0.050413</text:p>
          </table:table-cell>
          <table:table-cell office:value-type="float" office:value="0.112491" calcext:value-type="float">
            <text:p>0.112491</text:p>
          </table:table-cell>
          <table:table-cell office:value-type="float" office:value="0.206967" calcext:value-type="float">
            <text:p>0.206967</text:p>
          </table:table-cell>
          <table:table-cell/>
          <table:table-cell office:value-type="float" office:value="0.018232" calcext:value-type="float">
            <text:p>0.018232</text:p>
          </table:table-cell>
          <table:table-cell office:value-type="float" office:value="0.027535" calcext:value-type="float">
            <text:p>0.027535</text:p>
          </table:table-cell>
          <table:table-cell office:value-type="float" office:value="0.051196" calcext:value-type="float">
            <text:p>0.051196</text:p>
          </table:table-cell>
          <table:table-cell office:value-type="float" office:value="0.083783" calcext:value-type="float">
            <text:p>0.083783</text:p>
          </table:table-cell>
          <table:table-cell office:value-type="float" office:value="0.176873" calcext:value-type="float">
            <text:p>0.176873</text:p>
          </table:table-cell>
          <table:table-cell table:number-columns-repeated="2"/>
          <table:table-cell office:value-type="float" office:value="0.004377" calcext:value-type="float">
            <text:p>0.004377</text:p>
          </table:table-cell>
          <table:table-cell/>
          <table:table-cell office:value-type="float" office:value="0.007022" calcext:value-type="float">
            <text:p>0.007022</text:p>
          </table:table-cell>
          <table:table-cell/>
          <table:table-cell table:formula="of:=[.B22]/[.U22]" office:value-type="float" office:value="2.87228695453507" calcext:value-type="float">
            <text:p>2.8722869545</text:p>
          </table:table-cell>
        </table:table-row>
        <table:table-row table:style-name="ro1">
          <table:table-cell office:value-type="string" calcext:value-type="string">
            <text:p>web-NotreDame.bin</text:p>
          </table:table-cell>
          <table:table-cell office:value-type="float" office:value="0.051253" calcext:value-type="float">
            <text:p>0.051253</text:p>
          </table:table-cell>
          <table:table-cell office:value-type="float" office:value="0.070427" calcext:value-type="float">
            <text:p>0.070427</text:p>
          </table:table-cell>
          <table:table-cell office:value-type="float" office:value="0.101873" calcext:value-type="float">
            <text:p>0.101873</text:p>
          </table:table-cell>
          <table:table-cell office:value-type="float" office:value="0.152093" calcext:value-type="float">
            <text:p>0.152093</text:p>
          </table:table-cell>
          <table:table-cell office:value-type="float" office:value="0.233896" calcext:value-type="float">
            <text:p>0.233896</text:p>
          </table:table-cell>
          <table:table-cell/>
          <table:table-cell office:value-type="float" office:value="0.045711" calcext:value-type="float">
            <text:p>0.045711</text:p>
          </table:table-cell>
          <table:table-cell office:value-type="float" office:value="0.074081" calcext:value-type="float">
            <text:p>0.074081</text:p>
          </table:table-cell>
          <table:table-cell office:value-type="float" office:value="0.091053" calcext:value-type="float">
            <text:p>0.091053</text:p>
          </table:table-cell>
          <table:table-cell office:value-type="float" office:value="0.146282" calcext:value-type="float">
            <text:p>0.146282</text:p>
          </table:table-cell>
          <table:table-cell office:value-type="float" office:value="0.24607" calcext:value-type="float">
            <text:p>0.24607</text:p>
          </table:table-cell>
          <table:table-cell/>
          <table:table-cell office:value-type="float" office:value="0.036519" calcext:value-type="float">
            <text:p>0.036519</text:p>
          </table:table-cell>
          <table:table-cell office:value-type="float" office:value="0.052756" calcext:value-type="float">
            <text:p>0.052756</text:p>
          </table:table-cell>
          <table:table-cell office:value-type="float" office:value="0.074156" calcext:value-type="float">
            <text:p>0.074156</text:p>
          </table:table-cell>
          <table:table-cell office:value-type="float" office:value="0.117489" calcext:value-type="float">
            <text:p>0.117489</text:p>
          </table:table-cell>
          <table:table-cell office:value-type="float" office:value="0.212084" calcext:value-type="float">
            <text:p>0.212084</text:p>
          </table:table-cell>
          <table:table-cell table:number-columns-repeated="2"/>
          <table:table-cell office:value-type="float" office:value="0.024126" calcext:value-type="float">
            <text:p>0.024126</text:p>
          </table:table-cell>
          <table:table-cell/>
          <table:table-cell office:value-type="float" office:value="0.020157" calcext:value-type="float">
            <text:p>0.020157</text:p>
          </table:table-cell>
          <table:table-cell/>
          <table:table-cell table:formula="of:=[.B23]/[.U23]" office:value-type="float" office:value="2.12438862637818" calcext:value-type="float">
            <text:p>2.1243886264</text:p>
          </table:table-cell>
        </table:table-row>
        <table:table-row table:style-name="ro1">
          <table:table-cell office:value-type="string" calcext:value-type="string">
            <text:p>soc-sign-Slashdot090221.bin</text:p>
          </table:table-cell>
          <table:table-cell office:value-type="float" office:value="0.017135" calcext:value-type="float">
            <text:p>0.017135</text:p>
          </table:table-cell>
          <table:table-cell office:value-type="float" office:value="0.024272" calcext:value-type="float">
            <text:p>0.024272</text:p>
          </table:table-cell>
          <table:table-cell office:value-type="float" office:value="0.04045" calcext:value-type="float">
            <text:p>0.04045</text:p>
          </table:table-cell>
          <table:table-cell office:value-type="float" office:value="0.075409" calcext:value-type="float">
            <text:p>0.075409</text:p>
          </table:table-cell>
          <table:table-cell office:value-type="float" office:value="0.139595" calcext:value-type="float">
            <text:p>0.139595</text:p>
          </table:table-cell>
          <table:table-cell/>
          <table:table-cell office:value-type="float" office:value="0.022259" calcext:value-type="float">
            <text:p>0.022259</text:p>
          </table:table-cell>
          <table:table-cell office:value-type="float" office:value="0.033441" calcext:value-type="float">
            <text:p>0.033441</text:p>
          </table:table-cell>
          <table:table-cell office:value-type="float" office:value="0.055571" calcext:value-type="float">
            <text:p>0.055571</text:p>
          </table:table-cell>
          <table:table-cell office:value-type="float" office:value="0.105385" calcext:value-type="float">
            <text:p>0.105385</text:p>
          </table:table-cell>
          <table:table-cell office:value-type="float" office:value="0.196631" calcext:value-type="float">
            <text:p>0.196631</text:p>
          </table:table-cell>
          <table:table-cell/>
          <table:table-cell office:value-type="float" office:value="0.020489" calcext:value-type="float">
            <text:p>0.020489</text:p>
          </table:table-cell>
          <table:table-cell office:value-type="float" office:value="0.030332" calcext:value-type="float">
            <text:p>0.030332</text:p>
          </table:table-cell>
          <table:table-cell office:value-type="float" office:value="0.051062" calcext:value-type="float">
            <text:p>0.051062</text:p>
          </table:table-cell>
          <table:table-cell office:value-type="float" office:value="0.101553" calcext:value-type="float">
            <text:p>0.101553</text:p>
          </table:table-cell>
          <table:table-cell office:value-type="float" office:value="0.218092" calcext:value-type="float">
            <text:p>0.218092</text:p>
          </table:table-cell>
          <table:table-cell table:number-columns-repeated="2"/>
          <table:table-cell office:value-type="float" office:value="0.007603" calcext:value-type="float">
            <text:p>0.007603</text:p>
          </table:table-cell>
          <table:table-cell/>
          <table:table-cell office:value-type="float" office:value="0.008658" calcext:value-type="float">
            <text:p>0.008658</text:p>
          </table:table-cell>
          <table:table-cell/>
          <table:table-cell table:formula="of:=[.B24]/[.U24]" office:value-type="float" office:value="2.25371563856373" calcext:value-type="float">
            <text:p>2.2537156386</text:p>
          </table:table-cell>
        </table:table-row>
        <table:table-row table:style-name="ro1">
          <table:table-cell office:value-type="string" calcext:value-type="string">
            <text:p>p2p-Gnutella09.bin</text:p>
          </table:table-cell>
          <table:table-cell office:value-type="float" office:value="0.009314" calcext:value-type="float">
            <text:p>0.009314</text:p>
          </table:table-cell>
          <table:table-cell office:value-type="float" office:value="0.017176" calcext:value-type="float">
            <text:p>0.017176</text:p>
          </table:table-cell>
          <table:table-cell office:value-type="float" office:value="0.029867" calcext:value-type="float">
            <text:p>0.029867</text:p>
          </table:table-cell>
          <table:table-cell office:value-type="float" office:value="0.055261" calcext:value-type="float">
            <text:p>0.055261</text:p>
          </table:table-cell>
          <table:table-cell office:value-type="float" office:value="0.105991" calcext:value-type="float">
            <text:p>0.105991</text:p>
          </table:table-cell>
          <table:table-cell/>
          <table:table-cell office:value-type="float" office:value="0.018083" calcext:value-type="float">
            <text:p>0.018083</text:p>
          </table:table-cell>
          <table:table-cell office:value-type="float" office:value="0.034286" calcext:value-type="float">
            <text:p>0.03428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11384" calcext:value-type="float">
            <text:p>0.11384</text:p>
          </table:table-cell>
          <table:table-cell office:value-type="float" office:value="0.231784" calcext:value-type="float">
            <text:p>0.231784</text:p>
          </table:table-cell>
          <table:table-cell/>
          <table:table-cell office:value-type="float" office:value="0.017496" calcext:value-type="float">
            <text:p>0.017496</text:p>
          </table:table-cell>
          <table:table-cell office:value-type="float" office:value="0.027389" calcext:value-type="float">
            <text:p>0.027389</text:p>
          </table:table-cell>
          <table:table-cell office:value-type="float" office:value="0.060246" calcext:value-type="float">
            <text:p>0.060246</text:p>
          </table:table-cell>
          <table:table-cell office:value-type="float" office:value="0.112678" calcext:value-type="float">
            <text:p>0.112678</text:p>
          </table:table-cell>
          <table:table-cell office:value-type="float" office:value="0.197117" calcext:value-type="float">
            <text:p>0.197117</text:p>
          </table:table-cell>
          <table:table-cell table:number-columns-repeated="2"/>
          <table:table-cell office:value-type="float" office:value="0.003036" calcext:value-type="float">
            <text:p>0.003036</text:p>
          </table:table-cell>
          <table:table-cell/>
          <table:table-cell office:value-type="float" office:value="0.00608" calcext:value-type="float">
            <text:p>0.00608</text:p>
          </table:table-cell>
          <table:table-cell/>
          <table:table-cell table:formula="of:=[.B25]/[.U25]" office:value-type="float" office:value="3.06785243741765" calcext:value-type="float">
            <text:p>3.0678524374</text:p>
          </table:table-cell>
        </table:table-row>
        <table:table-row table:style-name="ro1">
          <table:table-cell office:value-type="string" calcext:value-type="string">
            <text:p>soc-Epinions1.bin</text:p>
          </table:table-cell>
          <table:table-cell office:value-type="float" office:value="0.025103" calcext:value-type="float">
            <text:p>0.025103</text:p>
          </table:table-cell>
          <table:table-cell office:value-type="float" office:value="0.03172" calcext:value-type="float">
            <text:p>0.03172</text:p>
          </table:table-cell>
          <table:table-cell office:value-type="float" office:value="0.044509" calcext:value-type="float">
            <text:p>0.044509</text:p>
          </table:table-cell>
          <table:table-cell office:value-type="float" office:value="0.072132" calcext:value-type="float">
            <text:p>0.072132</text:p>
          </table:table-cell>
          <table:table-cell office:value-type="float" office:value="0.125307" calcext:value-type="float">
            <text:p>0.125307</text:p>
          </table:table-cell>
          <table:table-cell/>
          <table:table-cell office:value-type="float" office:value="0.024025" calcext:value-type="float">
            <text:p>0.024025</text:p>
          </table:table-cell>
          <table:table-cell office:value-type="float" office:value="0.034268" calcext:value-type="float">
            <text:p>0.034268</text:p>
          </table:table-cell>
          <table:table-cell office:value-type="float" office:value="0.053302" calcext:value-type="float">
            <text:p>0.053302</text:p>
          </table:table-cell>
          <table:table-cell office:value-type="float" office:value="0.092436" calcext:value-type="float">
            <text:p>0.092436</text:p>
          </table:table-cell>
          <table:table-cell office:value-type="float" office:value="0.198564" calcext:value-type="float">
            <text:p>0.198564</text:p>
          </table:table-cell>
          <table:table-cell/>
          <table:table-cell office:value-type="float" office:value="0.020899" calcext:value-type="float">
            <text:p>0.020899</text:p>
          </table:table-cell>
          <table:table-cell office:value-type="float" office:value="0.031953" calcext:value-type="float">
            <text:p>0.031953</text:p>
          </table:table-cell>
          <table:table-cell office:value-type="float" office:value="0.053627" calcext:value-type="float">
            <text:p>0.053627</text:p>
          </table:table-cell>
          <table:table-cell office:value-type="float" office:value="0.102917" calcext:value-type="float">
            <text:p>0.102917</text:p>
          </table:table-cell>
          <table:table-cell office:value-type="float" office:value="0.178071" calcext:value-type="float">
            <text:p>0.178071</text:p>
          </table:table-cell>
          <table:table-cell table:number-columns-repeated="2"/>
          <table:table-cell office:value-type="float" office:value="0.009738" calcext:value-type="float">
            <text:p>0.009738</text:p>
          </table:table-cell>
          <table:table-cell/>
          <table:table-cell office:value-type="float" office:value="0.010994" calcext:value-type="float">
            <text:p>0.010994</text:p>
          </table:table-cell>
          <table:table-cell/>
          <table:table-cell table:formula="of:=[.B26]/[.U26]" office:value-type="float" office:value="2.57783939207229" calcext:value-type="float">
            <text:p>2.5778393921</text:p>
          </table:table-cell>
        </table:table-row>
        <table:table-row table:style-name="ro1">
          <table:table-cell office:value-type="string" calcext:value-type="string">
            <text:p>ca-HepPh.bin</text:p>
          </table:table-cell>
          <table:table-cell office:value-type="float" office:value="0.013895" calcext:value-type="float">
            <text:p>0.013895</text:p>
          </table:table-cell>
          <table:table-cell office:value-type="float" office:value="0.022167" calcext:value-type="float">
            <text:p>0.022167</text:p>
          </table:table-cell>
          <table:table-cell office:value-type="float" office:value="0.03888" calcext:value-type="float">
            <text:p>0.03888</text:p>
          </table:table-cell>
          <table:table-cell office:value-type="float" office:value="0.075769" calcext:value-type="float">
            <text:p>0.075769</text:p>
          </table:table-cell>
          <table:table-cell office:value-type="float" office:value="0.143641" calcext:value-type="float">
            <text:p>0.143641</text:p>
          </table:table-cell>
          <table:table-cell/>
          <table:table-cell office:value-type="float" office:value="0.019228" calcext:value-type="float">
            <text:p>0.019228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0.062855" calcext:value-type="float">
            <text:p>0.062855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233821" calcext:value-type="float">
            <text:p>0.233821</text:p>
          </table:table-cell>
          <table:table-cell/>
          <table:table-cell office:value-type="float" office:value="0.017831" calcext:value-type="float">
            <text:p>0.017831</text:p>
          </table:table-cell>
          <table:table-cell office:value-type="float" office:value="0.02885" calcext:value-type="float">
            <text:p>0.02885</text:p>
          </table:table-cell>
          <table:table-cell office:value-type="float" office:value="0.060722" calcext:value-type="float">
            <text:p>0.060722</text:p>
          </table:table-cell>
          <table:table-cell office:value-type="float" office:value="0.089022" calcext:value-type="float">
            <text:p>0.089022</text:p>
          </table:table-cell>
          <table:table-cell office:value-type="float" office:value="0.208407" calcext:value-type="float">
            <text:p>0.208407</text:p>
          </table:table-cell>
          <table:table-cell table:number-columns-repeated="2"/>
          <table:table-cell office:value-type="float" office:value="0.004765" calcext:value-type="float">
            <text:p>0.004765</text:p>
          </table:table-cell>
          <table:table-cell/>
          <table:table-cell office:value-type="float" office:value="0.006694" calcext:value-type="float">
            <text:p>0.006694</text:p>
          </table:table-cell>
          <table:table-cell/>
          <table:table-cell table:formula="of:=[.B27]/[.U27]" office:value-type="float" office:value="2.91605456453305" calcext:value-type="float">
            <text:p>2.9160545645</text:p>
          </table:table-cell>
        </table:table-row>
        <table:table-row table:style-name="ro1">
          <table:table-cell office:value-type="string" calcext:value-type="string">
            <text:p>roadNet-CA.bin</text:p>
          </table:table-cell>
          <table:table-cell office:value-type="float" office:value="0.065699" calcext:value-type="float">
            <text:p>0.065699</text:p>
          </table:table-cell>
          <table:table-cell office:value-type="float" office:value="0.071789" calcext:value-type="float">
            <text:p>0.071789</text:p>
          </table:table-cell>
          <table:table-cell office:value-type="float" office:value="0.079767" calcext:value-type="float">
            <text:p>0.079767</text:p>
          </table:table-cell>
          <table:table-cell office:value-type="float" office:value="0.100908" calcext:value-type="float">
            <text:p>0.100908</text:p>
          </table:table-cell>
          <table:table-cell office:value-type="float" office:value="0.159398" calcext:value-type="float">
            <text:p>0.159398</text:p>
          </table:table-cell>
          <table:table-cell/>
          <table:table-cell office:value-type="float" office:value="0.066791" calcext:value-type="float">
            <text:p>0.066791</text:p>
          </table:table-cell>
          <table:table-cell office:value-type="float" office:value="0.073808" calcext:value-type="float">
            <text:p>0.073808</text:p>
          </table:table-cell>
          <table:table-cell office:value-type="float" office:value="0.087989" calcext:value-type="float">
            <text:p>0.087989</text:p>
          </table:table-cell>
          <table:table-cell office:value-type="float" office:value="0.144618" calcext:value-type="float">
            <text:p>0.144618</text:p>
          </table:table-cell>
          <table:table-cell office:value-type="float" office:value="0.232664" calcext:value-type="float">
            <text:p>0.232664</text:p>
          </table:table-cell>
          <table:table-cell/>
          <table:table-cell office:value-type="float" office:value="0.062599" calcext:value-type="float">
            <text:p>0.062599</text:p>
          </table:table-cell>
          <table:table-cell office:value-type="float" office:value="0.068288" calcext:value-type="float">
            <text:p>0.068288</text:p>
          </table:table-cell>
          <table:table-cell office:value-type="float" office:value="0.092422" calcext:value-type="float">
            <text:p>0.092422</text:p>
          </table:table-cell>
          <table:table-cell office:value-type="float" office:value="0.12261" calcext:value-type="float">
            <text:p>0.12261</text:p>
          </table:table-cell>
          <table:table-cell office:value-type="float" office:value="0.219374" calcext:value-type="float">
            <text:p>0.219374</text:p>
          </table:table-cell>
          <table:table-cell table:number-columns-repeated="2"/>
          <table:table-cell office:value-type="float" office:value="0.05865" calcext:value-type="float">
            <text:p>0.05865</text:p>
          </table:table-cell>
          <table:table-cell/>
          <table:table-cell office:value-type="float" office:value="0.055112" calcext:value-type="float">
            <text:p>0.055112</text:p>
          </table:table-cell>
          <table:table-cell/>
          <table:table-cell table:formula="of:=[.B28]/[.U28]" office:value-type="float" office:value="1.12018755328218" calcext:value-type="float">
            <text:p>1.1201875533</text:p>
          </table:table-cell>
        </table:table-row>
        <table:table-row table:style-name="ro1">
          <table:table-cell office:value-type="string" calcext:value-type="string">
            <text:p>wiki-Vote.bin</text:p>
          </table:table-cell>
          <table:table-cell office:value-type="float" office:value="0.020563" calcext:value-type="float">
            <text:p>0.020563</text:p>
          </table:table-cell>
          <table:table-cell office:value-type="float" office:value="0.02256" calcext:value-type="float">
            <text:p>0.02256</text:p>
          </table:table-cell>
          <table:table-cell office:value-type="float" office:value="0.038669" calcext:value-type="float">
            <text:p>0.038669</text:p>
          </table:table-cell>
          <table:table-cell office:value-type="float" office:value="0.066745" calcext:value-type="float">
            <text:p>0.066745</text:p>
          </table:table-cell>
          <table:table-cell office:value-type="float" office:value="0.112549" calcext:value-type="float">
            <text:p>0.112549</text:p>
          </table:table-cell>
          <table:table-cell/>
          <table:table-cell office:value-type="float" office:value="0.023031" calcext:value-type="float">
            <text:p>0.023031</text:p>
          </table:table-cell>
          <table:table-cell office:value-type="float" office:value="0.036596" calcext:value-type="float">
            <text:p>0.036596</text:p>
          </table:table-cell>
          <table:table-cell office:value-type="float" office:value="0.05807" calcext:value-type="float">
            <text:p>0.05807</text:p>
          </table:table-cell>
          <table:table-cell office:value-type="float" office:value="0.080927" calcext:value-type="float">
            <text:p>0.080927</text:p>
          </table:table-cell>
          <table:table-cell office:value-type="float" office:value="0.130647" calcext:value-type="float">
            <text:p>0.130647</text:p>
          </table:table-cell>
          <table:table-cell/>
          <table:table-cell office:value-type="float" office:value="0.020668" calcext:value-type="float">
            <text:p>0.020668</text:p>
          </table:table-cell>
          <table:table-cell office:value-type="float" office:value="0.030398" calcext:value-type="float">
            <text:p>0.030398</text:p>
          </table:table-cell>
          <table:table-cell office:value-type="float" office:value="0.048045" calcext:value-type="float">
            <text:p>0.048045</text:p>
          </table:table-cell>
          <table:table-cell office:value-type="float" office:value="0.086687" calcext:value-type="float">
            <text:p>0.086687</text:p>
          </table:table-cell>
          <table:table-cell office:value-type="float" office:value="0.130627" calcext:value-type="float">
            <text:p>0.130627</text:p>
          </table:table-cell>
          <table:table-cell table:number-columns-repeated="2"/>
          <table:table-cell office:value-type="float" office:value="0.004699" calcext:value-type="float">
            <text:p>0.004699</text:p>
          </table:table-cell>
          <table:table-cell/>
          <table:table-cell office:value-type="float" office:value="0.006663" calcext:value-type="float">
            <text:p>0.006663</text:p>
          </table:table-cell>
          <table:table-cell/>
          <table:table-cell table:formula="of:=[.B29]/[.U29]" office:value-type="float" office:value="4.37603745477761" calcext:value-type="float">
            <text:p>4.3760374548</text:p>
          </table:table-cell>
        </table:table-row>
        <table:table-row table:style-name="ro1">
          <table:table-cell office:value-type="string" calcext:value-type="string">
            <text:p>amazon0601.bin</text:p>
          </table:table-cell>
          <table:table-cell office:value-type="float" office:value="0.036238" calcext:value-type="float">
            <text:p>0.036238</text:p>
          </table:table-cell>
          <table:table-cell office:value-type="float" office:value="0.040016" calcext:value-type="float">
            <text:p>0.040016</text:p>
          </table:table-cell>
          <table:table-cell office:value-type="float" office:value="0.051632" calcext:value-type="float">
            <text:p>0.051632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0.13238" calcext:value-type="float">
            <text:p>0.13238</text:p>
          </table:table-cell>
          <table:table-cell/>
          <table:table-cell office:value-type="float" office:value="0.034066" calcext:value-type="float">
            <text:p>0.034066</text:p>
          </table:table-cell>
          <table:table-cell office:value-type="float" office:value="0.046867" calcext:value-type="float">
            <text:p>0.046867</text:p>
          </table:table-cell>
          <table:table-cell office:value-type="float" office:value="0.070417" calcext:value-type="float">
            <text:p>0.070417</text:p>
          </table:table-cell>
          <table:table-cell office:value-type="float" office:value="0.128465" calcext:value-type="float">
            <text:p>0.128465</text:p>
          </table:table-cell>
          <table:table-cell office:value-type="float" office:value="0.224172" calcext:value-type="float">
            <text:p>0.224172</text:p>
          </table:table-cell>
          <table:table-cell/>
          <table:table-cell office:value-type="float" office:value="0.03602" calcext:value-type="float">
            <text:p>0.03602</text:p>
          </table:table-cell>
          <table:table-cell office:value-type="float" office:value="0.041823" calcext:value-type="float">
            <text:p>0.041823</text:p>
          </table:table-cell>
          <table:table-cell office:value-type="float" office:value="0.057547" calcext:value-type="float">
            <text:p>0.057547</text:p>
          </table:table-cell>
          <table:table-cell office:value-type="float" office:value="0.095938" calcext:value-type="float">
            <text:p>0.095938</text:p>
          </table:table-cell>
          <table:table-cell office:value-type="float" office:value="0.177086" calcext:value-type="float">
            <text:p>0.177086</text:p>
          </table:table-cell>
          <table:table-cell table:number-columns-repeated="2"/>
          <table:table-cell office:value-type="float" office:value="0.030907" calcext:value-type="float">
            <text:p>0.030907</text:p>
          </table:table-cell>
          <table:table-cell/>
          <table:table-cell office:value-type="float" office:value="0.024671" calcext:value-type="float">
            <text:p>0.024671</text:p>
          </table:table-cell>
          <table:table-cell/>
          <table:table-cell table:formula="of:=[.B30]/[.U30]" office:value-type="float" office:value="1.17248519752807" calcext:value-type="float">
            <text:p>1.1724851975</text:p>
          </table:table-cell>
        </table:table-row>
        <table:table-row table:style-name="ro1">
          <table:table-cell office:value-type="string" calcext:value-type="string">
            <text:p>web-BerkStan.bin</text:p>
          </table:table-cell>
          <table:table-cell office:value-type="float" office:value="0.052995" calcext:value-type="float">
            <text:p>0.052995</text:p>
          </table:table-cell>
          <table:table-cell office:value-type="float" office:value="0.055927" calcext:value-type="float">
            <text:p>0.055927</text:p>
          </table:table-cell>
          <table:table-cell office:value-type="float" office:value="0.067601" calcext:value-type="float">
            <text:p>0.06760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15453" calcext:value-type="float">
            <text:p>0.15453</text:p>
          </table:table-cell>
          <table:table-cell/>
          <table:table-cell office:value-type="float" office:value="0.044439" calcext:value-type="float">
            <text:p>0.044439</text:p>
          </table:table-cell>
          <table:table-cell office:value-type="float" office:value="0.052696" calcext:value-type="float">
            <text:p>0.052696</text:p>
          </table:table-cell>
          <table:table-cell office:value-type="float" office:value="0.073343" calcext:value-type="float">
            <text:p>0.073343</text:p>
          </table:table-cell>
          <table:table-cell office:value-type="float" office:value="0.160155" calcext:value-type="float">
            <text:p>0.160155</text:p>
          </table:table-cell>
          <table:table-cell office:value-type="float" office:value="0.255681" calcext:value-type="float">
            <text:p>0.255681</text:p>
          </table:table-cell>
          <table:table-cell/>
          <table:table-cell office:value-type="float" office:value="0.044036" calcext:value-type="float">
            <text:p>0.044036</text:p>
          </table:table-cell>
          <table:table-cell office:value-type="float" office:value="0.048129" calcext:value-type="float">
            <text:p>0.048129</text:p>
          </table:table-cell>
          <table:table-cell office:value-type="float" office:value="0.072336" calcext:value-type="float">
            <text:p>0.072336</text:p>
          </table:table-cell>
          <table:table-cell office:value-type="float" office:value="0.141412" calcext:value-type="float">
            <text:p>0.141412</text:p>
          </table:table-cell>
          <table:table-cell office:value-type="float" office:value="0.201549" calcext:value-type="float">
            <text:p>0.201549</text:p>
          </table:table-cell>
          <table:table-cell table:number-columns-repeated="2"/>
          <table:table-cell office:value-type="float" office:value="0.04634" calcext:value-type="float">
            <text:p>0.04634</text:p>
          </table:table-cell>
          <table:table-cell/>
          <table:table-cell office:value-type="float" office:value="0.035619" calcext:value-type="float">
            <text:p>0.035619</text:p>
          </table:table-cell>
          <table:table-cell/>
          <table:table-cell table:formula="of:=[.B31]/[.U31]" office:value-type="float" office:value="1.14361242986621" calcext:value-type="float">
            <text:p>1.1436124299</text:p>
          </table:table-cell>
        </table:table-row>
        <table:table-row table:style-name="ro1">
          <table:table-cell office:value-type="string" calcext:value-type="string">
            <text:p>p2p-Gnutella05.bin</text:p>
          </table:table-cell>
          <table:table-cell office:value-type="float" office:value="0.008834" calcext:value-type="float">
            <text:p>0.008834</text:p>
          </table:table-cell>
          <table:table-cell office:value-type="float" office:value="0.016579" calcext:value-type="float">
            <text:p>0.016579</text:p>
          </table:table-cell>
          <table:table-cell office:value-type="float" office:value="0.030218" calcext:value-type="float">
            <text:p>0.030218</text:p>
          </table:table-cell>
          <table:table-cell office:value-type="float" office:value="0.054603" calcext:value-type="float">
            <text:p>0.054603</text:p>
          </table:table-cell>
          <table:table-cell office:value-type="float" office:value="0.092266" calcext:value-type="float">
            <text:p>0.092266</text:p>
          </table:table-cell>
          <table:table-cell/>
          <table:table-cell office:value-type="float" office:value="0.017584" calcext:value-type="float">
            <text:p>0.017584</text:p>
          </table:table-cell>
          <table:table-cell office:value-type="float" office:value="0.028519" calcext:value-type="float">
            <text:p>0.028519</text:p>
          </table:table-cell>
          <table:table-cell office:value-type="float" office:value="0.053029" calcext:value-type="float">
            <text:p>0.053029</text:p>
          </table:table-cell>
          <table:table-cell office:value-type="float" office:value="0.110654" calcext:value-type="float">
            <text:p>0.110654</text:p>
          </table:table-cell>
          <table:table-cell office:value-type="float" office:value="0.152331" calcext:value-type="float">
            <text:p>0.152331</text:p>
          </table:table-cell>
          <table:table-cell/>
          <table:table-cell office:value-type="float" office:value="0.019115" calcext:value-type="float">
            <text:p>0.019115</text:p>
          </table:table-cell>
          <table:table-cell office:value-type="float" office:value="0.026866" calcext:value-type="float">
            <text:p>0.026866</text:p>
          </table:table-cell>
          <table:table-cell office:value-type="float" office:value="0.044776" calcext:value-type="float">
            <text:p>0.044776</text:p>
          </table:table-cell>
          <table:table-cell office:value-type="float" office:value="0.074766" calcext:value-type="float">
            <text:p>0.074766</text:p>
          </table:table-cell>
          <table:table-cell office:value-type="float" office:value="0.139656" calcext:value-type="float">
            <text:p>0.139656</text:p>
          </table:table-cell>
          <table:table-cell table:number-columns-repeated="2"/>
          <table:table-cell office:value-type="float" office:value="0.00316" calcext:value-type="float">
            <text:p>0.00316</text:p>
          </table:table-cell>
          <table:table-cell/>
          <table:table-cell office:value-type="float" office:value="0.006082" calcext:value-type="float">
            <text:p>0.006082</text:p>
          </table:table-cell>
          <table:table-cell/>
          <table:table-cell table:formula="of:=[.B32]/[.U32]" office:value-type="float" office:value="2.79556962025316" calcext:value-type="float">
            <text:p>2.7955696203</text:p>
          </table:table-cell>
        </table:table-row>
        <table:table-row table:style-name="ro1">
          <table:table-cell office:value-type="string" calcext:value-type="string">
            <text:p>soc-Slashdot0811.bin</text:p>
          </table:table-cell>
          <table:table-cell office:value-type="float" office:value="0.021797" calcext:value-type="float">
            <text:p>0.021797</text:p>
          </table:table-cell>
          <table:table-cell office:value-type="float" office:value="0.027653" calcext:value-type="float">
            <text:p>0.027653</text:p>
          </table:table-cell>
          <table:table-cell office:value-type="float" office:value="0.043513" calcext:value-type="float">
            <text:p>0.043513</text:p>
          </table:table-cell>
          <table:table-cell office:value-type="float" office:value="0.079317" calcext:value-type="float">
            <text:p>0.079317</text:p>
          </table:table-cell>
          <table:table-cell office:value-type="float" office:value="0.142565" calcext:value-type="float">
            <text:p>0.142565</text:p>
          </table:table-cell>
          <table:table-cell/>
          <table:table-cell office:value-type="float" office:value="0.024514" calcext:value-type="float">
            <text:p>0.024514</text:p>
          </table:table-cell>
          <table:table-cell office:value-type="float" office:value="0.033071" calcext:value-type="float">
            <text:p>0.033071</text:p>
          </table:table-cell>
          <table:table-cell office:value-type="float" office:value="0.057641" calcext:value-type="float">
            <text:p>0.057641</text:p>
          </table:table-cell>
          <table:table-cell office:value-type="float" office:value="0.101226" calcext:value-type="float">
            <text:p>0.101226</text:p>
          </table:table-cell>
          <table:table-cell office:value-type="float" office:value="0.266973" calcext:value-type="float">
            <text:p>0.266973</text:p>
          </table:table-cell>
          <table:table-cell/>
          <table:table-cell office:value-type="float" office:value="0.022255" calcext:value-type="float">
            <text:p>0.022255</text:p>
          </table:table-cell>
          <table:table-cell office:value-type="float" office:value="0.03154" calcext:value-type="float">
            <text:p>0.03154</text:p>
          </table:table-cell>
          <table:table-cell office:value-type="float" office:value="0.062424" calcext:value-type="float">
            <text:p>0.062424</text:p>
          </table:table-cell>
          <table:table-cell office:value-type="float" office:value="0.091022" calcext:value-type="float">
            <text:p>0.091022</text:p>
          </table:table-cell>
          <table:table-cell office:value-type="float" office:value="0.21532" calcext:value-type="float">
            <text:p>0.21532</text:p>
          </table:table-cell>
          <table:table-cell table:number-columns-repeated="2"/>
          <table:table-cell office:value-type="float" office:value="0.011517" calcext:value-type="float">
            <text:p>0.011517</text:p>
          </table:table-cell>
          <table:table-cell/>
          <table:table-cell office:value-type="float" office:value="0.01037" calcext:value-type="float">
            <text:p>0.01037</text:p>
          </table:table-cell>
          <table:table-cell/>
          <table:table-cell table:formula="of:=[.B33]/[.U33]" office:value-type="float" office:value="1.89259355735" calcext:value-type="float">
            <text:p>1.8925935574</text:p>
          </table:table-cell>
        </table:table-row>
        <table:table-row table:style-name="ro1">
          <table:table-cell office:value-type="string" calcext:value-type="string">
            <text:p>ca-HepTh.bin</text:p>
          </table:table-cell>
          <table:table-cell office:value-type="float" office:value="0.010262" calcext:value-type="float">
            <text:p>0.010262</text:p>
          </table:table-cell>
          <table:table-cell office:value-type="float" office:value="0.016089" calcext:value-type="float">
            <text:p>0.016089</text:p>
          </table:table-cell>
          <table:table-cell office:value-type="float" office:value="0.030694" calcext:value-type="float">
            <text:p>0.030694</text:p>
          </table:table-cell>
          <table:table-cell office:value-type="float" office:value="0.064609" calcext:value-type="float">
            <text:p>0.064609</text:p>
          </table:table-cell>
          <table:table-cell office:value-type="float" office:value="0.105356" calcext:value-type="float">
            <text:p>0.105356</text:p>
          </table:table-cell>
          <table:table-cell/>
          <table:table-cell office:value-type="float" office:value="0.01736" calcext:value-type="float">
            <text:p>0.01736</text:p>
          </table:table-cell>
          <table:table-cell office:value-type="float" office:value="0.028588" calcext:value-type="float">
            <text:p>0.028588</text:p>
          </table:table-cell>
          <table:table-cell office:value-type="float" office:value="0.063252" calcext:value-type="float">
            <text:p>0.063252</text:p>
          </table:table-cell>
          <table:table-cell office:value-type="float" office:value="0.104569" calcext:value-type="float">
            <text:p>0.104569</text:p>
          </table:table-cell>
          <table:table-cell office:value-type="float" office:value="0.168724" calcext:value-type="float">
            <text:p>0.168724</text:p>
          </table:table-cell>
          <table:table-cell/>
          <table:table-cell office:value-type="float" office:value="0.018458" calcext:value-type="float">
            <text:p>0.018458</text:p>
          </table:table-cell>
          <table:table-cell office:value-type="float" office:value="0.027082" calcext:value-type="float">
            <text:p>0.027082</text:p>
          </table:table-cell>
          <table:table-cell office:value-type="float" office:value="0.044718" calcext:value-type="float">
            <text:p>0.044718</text:p>
          </table:table-cell>
          <table:table-cell office:value-type="float" office:value="0.099951" calcext:value-type="float">
            <text:p>0.099951</text:p>
          </table:table-cell>
          <table:table-cell office:value-type="float" office:value="0.177156" calcext:value-type="float">
            <text:p>0.177156</text:p>
          </table:table-cell>
          <table:table-cell table:number-columns-repeated="2"/>
          <table:table-cell office:value-type="float" office:value="0.003317" calcext:value-type="float">
            <text:p>0.003317</text:p>
          </table:table-cell>
          <table:table-cell/>
          <table:table-cell office:value-type="float" office:value="0.006139" calcext:value-type="float">
            <text:p>0.006139</text:p>
          </table:table-cell>
          <table:table-cell/>
          <table:table-cell table:formula="of:=[.B34]/[.U34]" office:value-type="float" office:value="3.0937594211637" calcext:value-type="float">
            <text:p>3.0937594212</text:p>
          </table:table-cell>
        </table:table-row>
        <table:table-row table:style-name="ro1">
          <table:table-cell office:value-type="string" calcext:value-type="string">
            <text:p>amazon0505.bin</text:p>
          </table:table-cell>
          <table:table-cell office:value-type="float" office:value="0.037285" calcext:value-type="float">
            <text:p>0.037285</text:p>
          </table:table-cell>
          <table:table-cell office:value-type="float" office:value="0.040014" calcext:value-type="float">
            <text:p>0.040014</text:p>
          </table:table-cell>
          <table:table-cell office:value-type="float" office:value="0.051607" calcext:value-type="float">
            <text:p>0.051607</text:p>
          </table:table-cell>
          <table:table-cell office:value-type="float" office:value="0.083617" calcext:value-type="float">
            <text:p>0.083617</text:p>
          </table:table-cell>
          <table:table-cell office:value-type="float" office:value="0.12942" calcext:value-type="float">
            <text:p>0.12942</text:p>
          </table:table-cell>
          <table:table-cell/>
          <table:table-cell office:value-type="float" office:value="0.034502" calcext:value-type="float">
            <text:p>0.034502</text:p>
          </table:table-cell>
          <table:table-cell office:value-type="float" office:value="0.04355" calcext:value-type="float">
            <text:p>0.04355</text:p>
          </table:table-cell>
          <table:table-cell office:value-type="float" office:value="0.064636" calcext:value-type="float">
            <text:p>0.064636</text:p>
          </table:table-cell>
          <table:table-cell office:value-type="float" office:value="0.111579" calcext:value-type="float">
            <text:p>0.111579</text:p>
          </table:table-cell>
          <table:table-cell office:value-type="float" office:value="0.224183" calcext:value-type="float">
            <text:p>0.224183</text:p>
          </table:table-cell>
          <table:table-cell/>
          <table:table-cell office:value-type="float" office:value="0.033965" calcext:value-type="float">
            <text:p>0.033965</text:p>
          </table:table-cell>
          <table:table-cell office:value-type="float" office:value="0.038926" calcext:value-type="float">
            <text:p>0.038926</text:p>
          </table:table-cell>
          <table:table-cell office:value-type="float" office:value="0.059392" calcext:value-type="float">
            <text:p>0.059392</text:p>
          </table:table-cell>
          <table:table-cell office:value-type="float" office:value="0.11039" calcext:value-type="float">
            <text:p>0.11039</text:p>
          </table:table-cell>
          <table:table-cell office:value-type="float" office:value="0.189038" calcext:value-type="float">
            <text:p>0.189038</text:p>
          </table:table-cell>
          <table:table-cell table:number-columns-repeated="2"/>
          <table:table-cell office:value-type="float" office:value="0.031109" calcext:value-type="float">
            <text:p>0.031109</text:p>
          </table:table-cell>
          <table:table-cell/>
          <table:table-cell office:value-type="float" office:value="0.024902" calcext:value-type="float">
            <text:p>0.024902</text:p>
          </table:table-cell>
          <table:table-cell/>
          <table:table-cell table:formula="of:=[.B35]/[.U35]" office:value-type="float" office:value="1.19852775724067" calcext:value-type="float">
            <text:p>1.1985277572</text:p>
          </table:table-cell>
        </table:table-row>
        <table:table-row table:style-name="ro1">
          <table:table-cell office:value-type="string" calcext:value-type="string">
            <text:p>p2p-Gnutella25.bin</text:p>
          </table:table-cell>
          <table:table-cell office:value-type="float" office:value="0.012752" calcext:value-type="float">
            <text:p>0.012752</text:p>
          </table:table-cell>
          <table:table-cell office:value-type="float" office:value="0.017727" calcext:value-type="float">
            <text:p>0.017727</text:p>
          </table:table-cell>
          <table:table-cell office:value-type="float" office:value="0.031796" calcext:value-type="float">
            <text:p>0.031796</text:p>
          </table:table-cell>
          <table:table-cell office:value-type="float" office:value="0.056322" calcext:value-type="float">
            <text:p>0.056322</text:p>
          </table:table-cell>
          <table:table-cell office:value-type="float" office:value="0.102552" calcext:value-type="float">
            <text:p>0.102552</text:p>
          </table:table-cell>
          <table:table-cell/>
          <table:table-cell office:value-type="float" office:value="0.018014" calcext:value-type="float">
            <text:p>0.018014</text:p>
          </table:table-cell>
          <table:table-cell office:value-type="float" office:value="0.028624" calcext:value-type="float">
            <text:p>0.028624</text:p>
          </table:table-cell>
          <table:table-cell office:value-type="float" office:value="0.064569" calcext:value-type="float">
            <text:p>0.064569</text:p>
          </table:table-cell>
          <table:table-cell office:value-type="float" office:value="0.098003" calcext:value-type="float">
            <text:p>0.098003</text:p>
          </table:table-cell>
          <table:table-cell office:value-type="float" office:value="0.234581" calcext:value-type="float">
            <text:p>0.234581</text:p>
          </table:table-cell>
          <table:table-cell/>
          <table:table-cell office:value-type="float" office:value="0.017629" calcext:value-type="float">
            <text:p>0.017629</text:p>
          </table:table-cell>
          <table:table-cell office:value-type="float" office:value="0.026697" calcext:value-type="float">
            <text:p>0.026697</text:p>
          </table:table-cell>
          <table:table-cell office:value-type="float" office:value="0.048944" calcext:value-type="float">
            <text:p>0.048944</text:p>
          </table:table-cell>
          <table:table-cell office:value-type="float" office:value="0.099458" calcext:value-type="float">
            <text:p>0.099458</text:p>
          </table:table-cell>
          <table:table-cell office:value-type="float" office:value="0.201619" calcext:value-type="float">
            <text:p>0.201619</text:p>
          </table:table-cell>
          <table:table-cell table:number-columns-repeated="2"/>
          <table:table-cell office:value-type="float" office:value="0.003458" calcext:value-type="float">
            <text:p>0.003458</text:p>
          </table:table-cell>
          <table:table-cell/>
          <table:table-cell office:value-type="float" office:value="0.007377" calcext:value-type="float">
            <text:p>0.007377</text:p>
          </table:table-cell>
          <table:table-cell/>
          <table:table-cell table:formula="of:=[.B36]/[.U36]" office:value-type="float" office:value="3.68768074031232" calcext:value-type="float">
            <text:p>3.6876807403</text:p>
          </table:table-cell>
        </table:table-row>
        <table:table-row table:style-name="ro1">
          <table:table-cell office:value-type="string" calcext:value-type="string">
            <text:p>com-youtube.ungraph.bin</text:p>
          </table:table-cell>
          <table:table-cell office:value-type="float" office:value="0.129367" calcext:value-type="float">
            <text:p>0.129367</text:p>
          </table:table-cell>
          <table:table-cell office:value-type="float" office:value="0.126234" calcext:value-type="float">
            <text:p>0.126234</text:p>
          </table:table-cell>
          <table:table-cell office:value-type="float" office:value="0.136085" calcext:value-type="float">
            <text:p>0.136085</text:p>
          </table:table-cell>
          <table:table-cell office:value-type="float" office:value="0.185103" calcext:value-type="float">
            <text:p>0.185103</text:p>
          </table:table-cell>
          <table:table-cell office:value-type="float" office:value="0.270938" calcext:value-type="float">
            <text:p>0.270938</text:p>
          </table:table-cell>
          <table:table-cell/>
          <table:table-cell office:value-type="float" office:value="0.143084" calcext:value-type="float">
            <text:p>0.143084</text:p>
          </table:table-cell>
          <table:table-cell office:value-type="float" office:value="0.130087" calcext:value-type="float">
            <text:p>0.130087</text:p>
          </table:table-cell>
          <table:table-cell office:value-type="float" office:value="0.128378" calcext:value-type="float">
            <text:p>0.128378</text:p>
          </table:table-cell>
          <table:table-cell office:value-type="float" office:value="0.167005" calcext:value-type="float">
            <text:p>0.167005</text:p>
          </table:table-cell>
          <table:table-cell office:value-type="float" office:value="0.25192" calcext:value-type="float">
            <text:p>0.25192</text:p>
          </table:table-cell>
          <table:table-cell/>
          <table:table-cell office:value-type="float" office:value="0.134039" calcext:value-type="float">
            <text:p>0.134039</text:p>
          </table:table-cell>
          <table:table-cell office:value-type="float" office:value="0.138113" calcext:value-type="float">
            <text:p>0.138113</text:p>
          </table:table-cell>
          <table:table-cell office:value-type="float" office:value="0.134193" calcext:value-type="float">
            <text:p>0.134193</text:p>
          </table:table-cell>
          <table:table-cell office:value-type="float" office:value="0.131085" calcext:value-type="float">
            <text:p>0.131085</text:p>
          </table:table-cell>
          <table:table-cell office:value-type="float" office:value="0.224422" calcext:value-type="float">
            <text:p>0.224422</text:p>
          </table:table-cell>
          <table:table-cell table:number-columns-repeated="2"/>
          <table:table-cell office:value-type="float" office:value="0.119907" calcext:value-type="float">
            <text:p>0.119907</text:p>
          </table:table-cell>
          <table:table-cell/>
          <table:table-cell office:value-type="float" office:value="0.082738" calcext:value-type="float">
            <text:p>0.082738</text:p>
          </table:table-cell>
          <table:table-cell/>
          <table:table-cell table:formula="of:=[.B37]/[.U37]" office:value-type="float" office:value="1.07889447655266" calcext:value-type="float">
            <text:p>1.0788944766</text:p>
          </table:table-cell>
        </table:table-row>
        <table:table-row table:style-name="ro1">
          <table:table-cell office:value-type="string" calcext:value-type="string">
            <text:p>ca-AstroPh.bin</text:p>
          </table:table-cell>
          <table:table-cell office:value-type="float" office:value="0.013687" calcext:value-type="float">
            <text:p>0.013687</text:p>
          </table:table-cell>
          <table:table-cell office:value-type="float" office:value="0.022229" calcext:value-type="float">
            <text:p>0.022229</text:p>
          </table:table-cell>
          <table:table-cell office:value-type="float" office:value="0.039013" calcext:value-type="float">
            <text:p>0.039013</text:p>
          </table:table-cell>
          <table:table-cell office:value-type="float" office:value="0.072269" calcext:value-type="float">
            <text:p>0.072269</text:p>
          </table:table-cell>
          <table:table-cell office:value-type="float" office:value="0.128808" calcext:value-type="float">
            <text:p>0.128808</text:p>
          </table:table-cell>
          <table:table-cell/>
          <table:table-cell office:value-type="float" office:value="0.019056" calcext:value-type="float">
            <text:p>0.019056</text:p>
          </table:table-cell>
          <table:table-cell office:value-type="float" office:value="0.033595" calcext:value-type="float">
            <text:p>0.033595</text:p>
          </table:table-cell>
          <table:table-cell office:value-type="float" office:value="0.051615" calcext:value-type="float">
            <text:p>0.051615</text:p>
          </table:table-cell>
          <table:table-cell office:value-type="float" office:value="0.114119" calcext:value-type="float">
            <text:p>0.114119</text:p>
          </table:table-cell>
          <table:table-cell office:value-type="float" office:value="0.198518" calcext:value-type="float">
            <text:p>0.198518</text:p>
          </table:table-cell>
          <table:table-cell/>
          <table:table-cell office:value-type="float" office:value="0.01842" calcext:value-type="float">
            <text:p>0.01842</text:p>
          </table:table-cell>
          <table:table-cell office:value-type="float" office:value="0.035483" calcext:value-type="float">
            <text:p>0.035483</text:p>
          </table:table-cell>
          <table:table-cell office:value-type="float" office:value="0.051895" calcext:value-type="float">
            <text:p>0.051895</text:p>
          </table:table-cell>
          <table:table-cell office:value-type="float" office:value="0.084582" calcext:value-type="float">
            <text:p>0.084582</text:p>
          </table:table-cell>
          <table:table-cell office:value-type="float" office:value="0.16791" calcext:value-type="float">
            <text:p>0.16791</text:p>
          </table:table-cell>
          <table:table-cell table:number-columns-repeated="2"/>
          <table:table-cell office:value-type="float" office:value="0.005441" calcext:value-type="float">
            <text:p>0.005441</text:p>
          </table:table-cell>
          <table:table-cell/>
          <table:table-cell office:value-type="float" office:value="0.007553" calcext:value-type="float">
            <text:p>0.007553</text:p>
          </table:table-cell>
          <table:table-cell/>
          <table:table-cell table:formula="of:=[.B38]/[.U38]" office:value-type="float" office:value="2.51553023341298" calcext:value-type="float">
            <text:p>2.5155302334</text:p>
          </table:table-cell>
        </table:table-row>
        <table:table-row table:style-name="ro1">
          <table:table-cell office:value-type="string" calcext:value-type="string">
            <text:p>roadNet-PA.bin</text:p>
          </table:table-cell>
          <table:table-cell office:value-type="float" office:value="0.041379" calcext:value-type="float">
            <text:p>0.041379</text:p>
          </table:table-cell>
          <table:table-cell office:value-type="float" office:value="0.042891" calcext:value-type="float">
            <text:p>0.042891</text:p>
          </table:table-cell>
          <table:table-cell office:value-type="float" office:value="0.054162" calcext:value-type="float">
            <text:p>0.054162</text:p>
          </table:table-cell>
          <table:table-cell office:value-type="float" office:value="0.084332" calcext:value-type="float">
            <text:p>0.084332</text:p>
          </table:table-cell>
          <table:table-cell office:value-type="float" office:value="0.137171" calcext:value-type="float">
            <text:p>0.137171</text:p>
          </table:table-cell>
          <table:table-cell/>
          <table:table-cell office:value-type="float" office:value="0.052436" calcext:value-type="float">
            <text:p>0.052436</text:p>
          </table:table-cell>
          <table:table-cell office:value-type="float" office:value="0.053342" calcext:value-type="float">
            <text:p>0.053342</text:p>
          </table:table-cell>
          <table:table-cell office:value-type="float" office:value="0.073377" calcext:value-type="float">
            <text:p>0.073377</text:p>
          </table:table-cell>
          <table:table-cell office:value-type="float" office:value="0.113637" calcext:value-type="float">
            <text:p>0.113637</text:p>
          </table:table-cell>
          <table:table-cell office:value-type="float" office:value="0.215708" calcext:value-type="float">
            <text:p>0.215708</text:p>
          </table:table-cell>
          <table:table-cell/>
          <table:table-cell office:value-type="float" office:value="0.04248" calcext:value-type="float">
            <text:p>0.04248</text:p>
          </table:table-cell>
          <table:table-cell office:value-type="float" office:value="0.056029" calcext:value-type="float">
            <text:p>0.056029</text:p>
          </table:table-cell>
          <table:table-cell office:value-type="float" office:value="0.073301" calcext:value-type="float">
            <text:p>0.073301</text:p>
          </table:table-cell>
          <table:table-cell office:value-type="float" office:value="0.11634" calcext:value-type="float">
            <text:p>0.11634</text:p>
          </table:table-cell>
          <table:table-cell office:value-type="float" office:value="0.204546" calcext:value-type="float">
            <text:p>0.204546</text:p>
          </table:table-cell>
          <table:table-cell table:number-columns-repeated="2"/>
          <table:table-cell office:value-type="float" office:value="0.03415" calcext:value-type="float">
            <text:p>0.03415</text:p>
          </table:table-cell>
          <table:table-cell/>
          <table:table-cell office:value-type="float" office:value="0.034448" calcext:value-type="float">
            <text:p>0.034448</text:p>
          </table:table-cell>
          <table:table-cell/>
          <table:table-cell table:formula="of:=[.B39]/[.U39]" office:value-type="float" office:value="1.21168374816984" calcext:value-type="float">
            <text:p>1.2116837482</text:p>
          </table:table-cell>
        </table:table-row>
        <table:table-row table:style-name="ro1">
          <table:table-cell office:value-type="string" calcext:value-type="string">
            <text:p>wiki-Talk.bin</text:p>
          </table:table-cell>
          <table:table-cell office:value-type="float" office:value="0.379757" calcext:value-type="float">
            <text:p>0.379757</text:p>
          </table:table-cell>
          <table:table-cell office:value-type="float" office:value="0.378839" calcext:value-type="float">
            <text:p>0.378839</text:p>
          </table:table-cell>
          <table:table-cell office:value-type="float" office:value="0.377501" calcext:value-type="float">
            <text:p>0.377501</text:p>
          </table:table-cell>
          <table:table-cell office:value-type="float" office:value="0.376283" calcext:value-type="float">
            <text:p>0.376283</text:p>
          </table:table-cell>
          <table:table-cell office:value-type="float" office:value="0.301267" calcext:value-type="float">
            <text:p>0.301267</text:p>
          </table:table-cell>
          <table:table-cell/>
          <table:table-cell office:value-type="float" office:value="0.428566" calcext:value-type="float">
            <text:p>0.428566</text:p>
          </table:table-cell>
          <table:table-cell office:value-type="float" office:value="0.414327" calcext:value-type="float">
            <text:p>0.414327</text:p>
          </table:table-cell>
          <table:table-cell office:value-type="float" office:value="0.415063" calcext:value-type="float">
            <text:p>0.415063</text:p>
          </table:table-cell>
          <table:table-cell office:value-type="float" office:value="0.201517" calcext:value-type="float">
            <text:p>0.201517</text:p>
          </table:table-cell>
          <table:table-cell office:value-type="float" office:value="0.289151" calcext:value-type="float">
            <text:p>0.289151</text:p>
          </table:table-cell>
          <table:table-cell/>
          <table:table-cell office:value-type="float" office:value="0.401006" calcext:value-type="float">
            <text:p>0.401006</text:p>
          </table:table-cell>
          <table:table-cell office:value-type="float" office:value="0.410788" calcext:value-type="float">
            <text:p>0.410788</text:p>
          </table:table-cell>
          <table:table-cell office:value-type="float" office:value="0.414802" calcext:value-type="float">
            <text:p>0.414802</text:p>
          </table:table-cell>
          <table:table-cell office:value-type="float" office:value="0.190463" calcext:value-type="float">
            <text:p>0.190463</text:p>
          </table:table-cell>
          <table:table-cell office:value-type="float" office:value="0.241282" calcext:value-type="float">
            <text:p>0.241282</text:p>
          </table:table-cell>
          <table:table-cell table:number-columns-repeated="2"/>
          <table:table-cell office:value-type="float" office:value="1.05537" calcext:value-type="float">
            <text:p>1.05537</text:p>
          </table:table-cell>
          <table:table-cell/>
          <table:table-cell office:value-type="float" office:value="0.174946" calcext:value-type="float">
            <text:p>0.174946</text:p>
          </table:table-cell>
          <table:table-cell/>
          <table:table-cell table:formula="of:=[.B40]/[.U40]" office:value-type="float" office:value="0.359833044335162" calcext:value-type="float">
            <text:p>0.3598330443</text:p>
          </table:table-cell>
        </table:table-row>
        <table:table-row table:style-name="ro1">
          <table:table-cell office:value-type="string" calcext:value-type="string">
            <text:p>higgs-social_network.bin</text:p>
          </table:table-cell>
          <table:table-cell office:value-type="float" office:value="0.092764" calcext:value-type="float">
            <text:p>0.092764</text:p>
          </table:table-cell>
          <table:table-cell office:value-type="float" office:value="0.102225" calcext:value-type="float">
            <text:p>0.102225</text:p>
          </table:table-cell>
          <table:table-cell office:value-type="float" office:value="0.106952" calcext:value-type="float">
            <text:p>0.106952</text:p>
          </table:table-cell>
          <table:table-cell office:value-type="float" office:value="0.130962" calcext:value-type="float">
            <text:p>0.130962</text:p>
          </table:table-cell>
          <table:table-cell office:value-type="float" office:value="0.201461" calcext:value-type="float">
            <text:p>0.201461</text:p>
          </table:table-cell>
          <table:table-cell/>
          <table:table-cell office:value-type="float" office:value="0.084254" calcext:value-type="float">
            <text:p>0.084254</text:p>
          </table:table-cell>
          <table:table-cell office:value-type="float" office:value="0.071766" calcext:value-type="float">
            <text:p>0.071766</text:p>
          </table:table-cell>
          <table:table-cell office:value-type="float" office:value="0.085345" calcext:value-type="float">
            <text:p>0.085345</text:p>
          </table:table-cell>
          <table:table-cell office:value-type="float" office:value="0.142923" calcext:value-type="float">
            <text:p>0.142923</text:p>
          </table:table-cell>
          <table:table-cell office:value-type="float" office:value="0.224721" calcext:value-type="float">
            <text:p>0.224721</text:p>
          </table:table-cell>
          <table:table-cell/>
          <table:table-cell office:value-type="float" office:value="0.086078" calcext:value-type="float">
            <text:p>0.086078</text:p>
          </table:table-cell>
          <table:table-cell office:value-type="float" office:value="0.076949" calcext:value-type="float">
            <text:p>0.076949</text:p>
          </table:table-cell>
          <table:table-cell office:value-type="float" office:value="0.077355" calcext:value-type="float">
            <text:p>0.077355</text:p>
          </table:table-cell>
          <table:table-cell office:value-type="float" office:value="0.111555" calcext:value-type="float">
            <text:p>0.111555</text:p>
          </table:table-cell>
          <table:table-cell office:value-type="float" office:value="0.211012" calcext:value-type="float">
            <text:p>0.211012</text:p>
          </table:table-cell>
          <table:table-cell table:number-columns-repeated="2"/>
          <table:table-cell office:value-type="float" office:value="0.098751" calcext:value-type="float">
            <text:p>0.098751</text:p>
          </table:table-cell>
          <table:table-cell/>
          <table:table-cell office:value-type="float" office:value="0.055991" calcext:value-type="float">
            <text:p>0.055991</text:p>
          </table:table-cell>
          <table:table-cell/>
          <table:table-cell table:formula="of:=[.B41]/[.U41]" office:value-type="float" office:value="0.939372765845409" calcext:value-type="float">
            <text:p>0.9393727658</text:p>
          </table:table-cell>
        </table:table-row>
        <table:table-row table:style-name="ro1">
          <table:table-cell office:value-type="string" calcext:value-type="string">
            <text:p>email-EuAll.bin</text:p>
          </table:table-cell>
          <table:table-cell office:value-type="float" office:value="0.023653" calcext:value-type="float">
            <text:p>0.023653</text:p>
          </table:table-cell>
          <table:table-cell office:value-type="float" office:value="0.033177" calcext:value-type="float">
            <text:p>0.033177</text:p>
          </table:table-cell>
          <table:table-cell office:value-type="float" office:value="0.054948" calcext:value-type="float">
            <text:p>0.054948</text:p>
          </table:table-cell>
          <table:table-cell office:value-type="float" office:value="0.091523" calcext:value-type="float">
            <text:p>0.091523</text:p>
          </table:table-cell>
          <table:table-cell office:value-type="float" office:value="0.158021" calcext:value-type="float">
            <text:p>0.158021</text:p>
          </table:table-cell>
          <table:table-cell/>
          <table:table-cell office:value-type="float" office:value="0.028053" calcext:value-type="float">
            <text:p>0.028053</text:p>
          </table:table-cell>
          <table:table-cell office:value-type="float" office:value="0.041507" calcext:value-type="float">
            <text:p>0.041507</text:p>
          </table:table-cell>
          <table:table-cell office:value-type="float" office:value="0.070769" calcext:value-type="float">
            <text:p>0.070769</text:p>
          </table:table-cell>
          <table:table-cell office:value-type="float" office:value="0.121537" calcext:value-type="float">
            <text:p>0.121537</text:p>
          </table:table-cell>
          <table:table-cell office:value-type="float" office:value="0.222395" calcext:value-type="float">
            <text:p>0.222395</text:p>
          </table:table-cell>
          <table:table-cell/>
          <table:table-cell office:value-type="float" office:value="0.026179" calcext:value-type="float">
            <text:p>0.026179</text:p>
          </table:table-cell>
          <table:table-cell office:value-type="float" office:value="0.036852" calcext:value-type="float">
            <text:p>0.036852</text:p>
          </table:table-cell>
          <table:table-cell office:value-type="float" office:value="0.062042" calcext:value-type="float">
            <text:p>0.062042</text:p>
          </table:table-cell>
          <table:table-cell office:value-type="float" office:value="0.100097" calcext:value-type="float">
            <text:p>0.100097</text:p>
          </table:table-cell>
          <table:table-cell office:value-type="float" office:value="0.174226" calcext:value-type="float">
            <text:p>0.174226</text:p>
          </table:table-cell>
          <table:table-cell table:number-columns-repeated="2"/>
          <table:table-cell office:value-type="float" office:value="0.015755" calcext:value-type="float">
            <text:p>0.015755</text:p>
          </table:table-cell>
          <table:table-cell/>
          <table:table-cell office:value-type="float" office:value="0.014533" calcext:value-type="float">
            <text:p>0.014533</text:p>
          </table:table-cell>
          <table:table-cell/>
          <table:table-cell table:formula="of:=[.B42]/[.U42]" office:value-type="float" office:value="1.5013011742304" calcext:value-type="float">
            <text:p>1.5013011742</text:p>
          </table:table-cell>
        </table:table-row>
        <table:table-row table:style-name="ro1">
          <table:table-cell office:value-type="string" calcext:value-type="string">
            <text:p>email-Enron.bin</text:p>
          </table:table-cell>
          <table:table-cell office:value-type="float" office:value="0.014091" calcext:value-type="float">
            <text:p>0.014091</text:p>
          </table:table-cell>
          <table:table-cell office:value-type="float" office:value="0.022012" calcext:value-type="float">
            <text:p>0.022012</text:p>
          </table:table-cell>
          <table:table-cell office:value-type="float" office:value="0.035486" calcext:value-type="float">
            <text:p>0.035486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123447" calcext:value-type="float">
            <text:p>0.123447</text:p>
          </table:table-cell>
          <table:table-cell/>
          <table:table-cell office:value-type="float" office:value="0.02004" calcext:value-type="float">
            <text:p>0.02004</text:p>
          </table:table-cell>
          <table:table-cell office:value-type="float" office:value="0.03778" calcext:value-type="float">
            <text:p>0.03778</text:p>
          </table:table-cell>
          <table:table-cell office:value-type="float" office:value="0.062629" calcext:value-type="float">
            <text:p>0.062629</text:p>
          </table:table-cell>
          <table:table-cell office:value-type="float" office:value="0.097587" calcext:value-type="float">
            <text:p>0.097587</text:p>
          </table:table-cell>
          <table:table-cell office:value-type="float" office:value="0.183912" calcext:value-type="float">
            <text:p>0.183912</text:p>
          </table:table-cell>
          <table:table-cell/>
          <table:table-cell office:value-type="float" office:value="0.019276" calcext:value-type="float">
            <text:p>0.019276</text:p>
          </table:table-cell>
          <table:table-cell office:value-type="float" office:value="0.031808" calcext:value-type="float">
            <text:p>0.031808</text:p>
          </table:table-cell>
          <table:table-cell office:value-type="float" office:value="0.054595" calcext:value-type="float">
            <text:p>0.054595</text:p>
          </table:table-cell>
          <table:table-cell office:value-type="float" office:value="0.087912" calcext:value-type="float">
            <text:p>0.087912</text:p>
          </table:table-cell>
          <table:table-cell office:value-type="float" office:value="0.205103" calcext:value-type="float">
            <text:p>0.205103</text:p>
          </table:table-cell>
          <table:table-cell table:number-columns-repeated="2"/>
          <table:table-cell office:value-type="float" office:value="0.007624" calcext:value-type="float">
            <text:p>0.007624</text:p>
          </table:table-cell>
          <table:table-cell/>
          <table:table-cell office:value-type="float" office:value="0.008259" calcext:value-type="float">
            <text:p>0.008259</text:p>
          </table:table-cell>
          <table:table-cell/>
          <table:table-cell table:formula="of:=[.B43]/[.U43]" office:value-type="float" office:value="1.84824239244491" calcext:value-type="float">
            <text:p>1.8482423924</text:p>
          </table:table-cell>
        </table:table-row>
        <table:table-row table:style-name="ro1">
          <table:table-cell office:value-type="string" calcext:value-type="string">
            <text:p>com-amazon.ungraph.bin</text:p>
          </table:table-cell>
          <table:table-cell office:value-type="float" office:value="0.026914" calcext:value-type="float">
            <text:p>0.026914</text:p>
          </table:table-cell>
          <table:table-cell office:value-type="float" office:value="0.032212" calcext:value-type="float">
            <text:p>0.032212</text:p>
          </table:table-cell>
          <table:table-cell office:value-type="float" office:value="0.045669" calcext:value-type="float">
            <text:p>0.045669</text:p>
          </table:table-cell>
          <table:table-cell office:value-type="float" office:value="0.076347" calcext:value-type="float">
            <text:p>0.076347</text:p>
          </table:table-cell>
          <table:table-cell office:value-type="float" office:value="0.128326" calcext:value-type="float">
            <text:p>0.128326</text:p>
          </table:table-cell>
          <table:table-cell/>
          <table:table-cell office:value-type="float" office:value="0.028587" calcext:value-type="float">
            <text:p>0.028587</text:p>
          </table:table-cell>
          <table:table-cell office:value-type="float" office:value="0.039663" calcext:value-type="float">
            <text:p>0.039663</text:p>
          </table:table-cell>
          <table:table-cell office:value-type="float" office:value="0.061172" calcext:value-type="float">
            <text:p>0.061172</text:p>
          </table:table-cell>
          <table:table-cell office:value-type="float" office:value="0.099393" calcext:value-type="float">
            <text:p>0.099393</text:p>
          </table:table-cell>
          <table:table-cell office:value-type="float" office:value="0.179441" calcext:value-type="float">
            <text:p>0.179441</text:p>
          </table:table-cell>
          <table:table-cell/>
          <table:table-cell office:value-type="float" office:value="0.030723" calcext:value-type="float">
            <text:p>0.030723</text:p>
          </table:table-cell>
          <table:table-cell office:value-type="float" office:value="0.037267" calcext:value-type="float">
            <text:p>0.037267</text:p>
          </table:table-cell>
          <table:table-cell office:value-type="float" office:value="0.068953" calcext:value-type="float">
            <text:p>0.068953</text:p>
          </table:table-cell>
          <table:table-cell office:value-type="float" office:value="0.104335" calcext:value-type="float">
            <text:p>0.104335</text:p>
          </table:table-cell>
          <table:table-cell office:value-type="float" office:value="0.196601" calcext:value-type="float">
            <text:p>0.196601</text:p>
          </table:table-cell>
          <table:table-cell table:number-columns-repeated="2"/>
          <table:table-cell office:value-type="float" office:value="0.022514" calcext:value-type="float">
            <text:p>0.022514</text:p>
          </table:table-cell>
          <table:table-cell/>
          <table:table-cell office:value-type="float" office:value="0.019061" calcext:value-type="float">
            <text:p>0.019061</text:p>
          </table:table-cell>
          <table:table-cell/>
          <table:table-cell table:formula="of:=[.B44]/[.U44]" office:value-type="float" office:value="1.19543395220752" calcext:value-type="float">
            <text:p>1.1954339522</text:p>
          </table:table-cell>
        </table:table-row>
        <table:table-row table:style-name="ro1">
          <table:table-cell office:value-type="string" calcext:value-type="string">
            <text:p>web-Stanford.bin</text:p>
          </table:table-cell>
          <table:table-cell office:value-type="float" office:value="0.028786" calcext:value-type="float">
            <text:p>0.028786</text:p>
          </table:table-cell>
          <table:table-cell office:value-type="float" office:value="0.033575" calcext:value-type="float">
            <text:p>0.033575</text:p>
          </table:table-cell>
          <table:table-cell office:value-type="float" office:value="0.047527" calcext:value-type="float">
            <text:p>0.047527</text:p>
          </table:table-cell>
          <table:table-cell office:value-type="float" office:value="0.080185" calcext:value-type="float">
            <text:p>0.080185</text:p>
          </table:table-cell>
          <table:table-cell office:value-type="float" office:value="0.149771" calcext:value-type="float">
            <text:p>0.149771</text:p>
          </table:table-cell>
          <table:table-cell/>
          <table:table-cell office:value-type="float" office:value="0.035406" calcext:value-type="float">
            <text:p>0.035406</text:p>
          </table:table-cell>
          <table:table-cell office:value-type="float" office:value="0.039904" calcext:value-type="float">
            <text:p>0.039904</text:p>
          </table:table-cell>
          <table:table-cell office:value-type="float" office:value="0.071256" calcext:value-type="float">
            <text:p>0.071256</text:p>
          </table:table-cell>
          <table:table-cell office:value-type="float" office:value="0.123839" calcext:value-type="float">
            <text:p>0.123839</text:p>
          </table:table-cell>
          <table:table-cell office:value-type="float" office:value="0.216819" calcext:value-type="float">
            <text:p>0.216819</text:p>
          </table:table-cell>
          <table:table-cell/>
          <table:table-cell office:value-type="float" office:value="0.026888" calcext:value-type="float">
            <text:p>0.026888</text:p>
          </table:table-cell>
          <table:table-cell office:value-type="float" office:value="0.046846" calcext:value-type="float">
            <text:p>0.046846</text:p>
          </table:table-cell>
          <table:table-cell office:value-type="float" office:value="0.061209" calcext:value-type="float">
            <text:p>0.061209</text:p>
          </table:table-cell>
          <table:table-cell office:value-type="float" office:value="0.120068" calcext:value-type="float">
            <text:p>0.120068</text:p>
          </table:table-cell>
          <table:table-cell office:value-type="float" office:value="0.200271" calcext:value-type="float">
            <text:p>0.200271</text:p>
          </table:table-cell>
          <table:table-cell table:number-columns-repeated="2"/>
          <table:table-cell office:value-type="float" office:value="0.02351" calcext:value-type="float">
            <text:p>0.02351</text:p>
          </table:table-cell>
          <table:table-cell/>
          <table:table-cell office:value-type="float" office:value="0.018741" calcext:value-type="float">
            <text:p>0.018741</text:p>
          </table:table-cell>
          <table:table-cell/>
          <table:table-cell table:formula="of:=[.B45]/[.U45]" office:value-type="float" office:value="1.22441514249256" calcext:value-type="float">
            <text:p>1.2244151425</text:p>
          </table:table-cell>
        </table:table-row>
        <table:table-row table:style-name="ro1">
          <table:table-cell office:value-type="string" calcext:value-type="string">
            <text:p>soc-sign-Slashdot090216.bin</text:p>
          </table:table-cell>
          <table:table-cell office:value-type="float" office:value="0.015627" calcext:value-type="float">
            <text:p>0.015627</text:p>
          </table:table-cell>
          <table:table-cell office:value-type="float" office:value="0.024389" calcext:value-type="float">
            <text:p>0.024389</text:p>
          </table:table-cell>
          <table:table-cell office:value-type="float" office:value="0.040469" calcext:value-type="float">
            <text:p>0.040469</text:p>
          </table:table-cell>
          <table:table-cell office:value-type="float" office:value="0.076173" calcext:value-type="float">
            <text:p>0.076173</text:p>
          </table:table-cell>
          <table:table-cell office:value-type="float" office:value="0.142108" calcext:value-type="float">
            <text:p>0.142108</text:p>
          </table:table-cell>
          <table:table-cell/>
          <table:table-cell office:value-type="float" office:value="0.024334" calcext:value-type="float">
            <text:p>0.024334</text:p>
          </table:table-cell>
          <table:table-cell office:value-type="float" office:value="0.03283" calcext:value-type="float">
            <text:p>0.03283</text:p>
          </table:table-cell>
          <table:table-cell office:value-type="float" office:value="0.067122" calcext:value-type="float">
            <text:p>0.067122</text:p>
          </table:table-cell>
          <table:table-cell office:value-type="float" office:value="0.117261" calcext:value-type="float">
            <text:p>0.117261</text:p>
          </table:table-cell>
          <table:table-cell office:value-type="float" office:value="0.206116" calcext:value-type="float">
            <text:p>0.206116</text:p>
          </table:table-cell>
          <table:table-cell/>
          <table:table-cell office:value-type="float" office:value="0.020111" calcext:value-type="float">
            <text:p>0.020111</text:p>
          </table:table-cell>
          <table:table-cell office:value-type="float" office:value="0.029797" calcext:value-type="float">
            <text:p>0.029797</text:p>
          </table:table-cell>
          <table:table-cell office:value-type="float" office:value="0.054042" calcext:value-type="float">
            <text:p>0.054042</text:p>
          </table:table-cell>
          <table:table-cell office:value-type="float" office:value="0.134288" calcext:value-type="float">
            <text:p>0.134288</text:p>
          </table:table-cell>
          <table:table-cell office:value-type="float" office:value="0.197733" calcext:value-type="float">
            <text:p>0.197733</text:p>
          </table:table-cell>
          <table:table-cell table:number-columns-repeated="2"/>
          <table:table-cell office:value-type="float" office:value="0.007524" calcext:value-type="float">
            <text:p>0.007524</text:p>
          </table:table-cell>
          <table:table-cell/>
          <table:table-cell office:value-type="float" office:value="0.008744" calcext:value-type="float">
            <text:p>0.008744</text:p>
          </table:table-cell>
          <table:table-cell/>
          <table:table-cell table:formula="of:=[.B46]/[.U46]" office:value-type="float" office:value="2.07695374800638" calcext:value-type="float">
            <text:p>2.076953748</text:p>
          </table:table-cell>
        </table:table-row>
        <table:table-row table:style-name="ro1">
          <table:table-cell office:value-type="string" calcext:value-type="string">
            <text:p>cit-HepPh.bin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21256" calcext:value-type="float">
            <text:p>0.021256</text:p>
          </table:table-cell>
          <table:table-cell office:value-type="float" office:value="0.036277" calcext:value-type="float">
            <text:p>0.036277</text:p>
          </table:table-cell>
          <table:table-cell office:value-type="float" office:value="0.067883" calcext:value-type="float">
            <text:p>0.067883</text:p>
          </table:table-cell>
          <table:table-cell office:value-type="float" office:value="0.125438" calcext:value-type="float">
            <text:p>0.125438</text:p>
          </table:table-cell>
          <table:table-cell/>
          <table:table-cell office:value-type="float" office:value="0.019395" calcext:value-type="float">
            <text:p>0.019395</text:p>
          </table:table-cell>
          <table:table-cell office:value-type="float" office:value="0.032616" calcext:value-type="float">
            <text:p>0.032616</text:p>
          </table:table-cell>
          <table:table-cell office:value-type="float" office:value="0.060266" calcext:value-type="float">
            <text:p>0.060266</text:p>
          </table:table-cell>
          <table:table-cell office:value-type="float" office:value="0.10287" calcext:value-type="float">
            <text:p>0.10287</text:p>
          </table:table-cell>
          <table:table-cell office:value-type="float" office:value="0.193665" calcext:value-type="float">
            <text:p>0.193665</text:p>
          </table:table-cell>
          <table:table-cell/>
          <table:table-cell office:value-type="float" office:value="0.018624" calcext:value-type="float">
            <text:p>0.018624</text:p>
          </table:table-cell>
          <table:table-cell office:value-type="float" office:value="0.029351" calcext:value-type="float">
            <text:p>0.029351</text:p>
          </table:table-cell>
          <table:table-cell office:value-type="float" office:value="0.061973" calcext:value-type="float">
            <text:p>0.061973</text:p>
          </table:table-cell>
          <table:table-cell office:value-type="float" office:value="0.112185" calcext:value-type="float">
            <text:p>0.112185</text:p>
          </table:table-cell>
          <table:table-cell office:value-type="float" office:value="0.192292" calcext:value-type="float">
            <text:p>0.192292</text:p>
          </table:table-cell>
          <table:table-cell table:number-columns-repeated="2"/>
          <table:table-cell office:value-type="float" office:value="0.00567" calcext:value-type="float">
            <text:p>0.00567</text:p>
          </table:table-cell>
          <table:table-cell/>
          <table:table-cell office:value-type="float" office:value="0.007783" calcext:value-type="float">
            <text:p>0.007783</text:p>
          </table:table-cell>
          <table:table-cell/>
          <table:table-cell table:formula="of:=[.B47]/[.U47]" office:value-type="float" office:value="2.50440917107584" calcext:value-type="float">
            <text:p>2.5044091711</text:p>
          </table:table-cell>
        </table:table-row>
        <table:table-row table:style-name="ro1">
          <table:table-cell office:value-type="string" calcext:value-type="string">
            <text:p>amazon0312.bin</text:p>
          </table:table-cell>
          <table:table-cell office:value-type="float" office:value="0.034892" calcext:value-type="float">
            <text:p>0.034892</text:p>
          </table:table-cell>
          <table:table-cell office:value-type="float" office:value="0.039225" calcext:value-type="float">
            <text:p>0.039225</text:p>
          </table:table-cell>
          <table:table-cell office:value-type="float" office:value="0.050139" calcext:value-type="float">
            <text:p>0.050139</text:p>
          </table:table-cell>
          <table:table-cell office:value-type="float" office:value="0.080614" calcext:value-type="float">
            <text:p>0.080614</text:p>
          </table:table-cell>
          <table:table-cell office:value-type="float" office:value="0.130647" calcext:value-type="float">
            <text:p>0.130647</text:p>
          </table:table-cell>
          <table:table-cell/>
          <table:table-cell office:value-type="float" office:value="0.034679" calcext:value-type="float">
            <text:p>0.034679</text:p>
          </table:table-cell>
          <table:table-cell office:value-type="float" office:value="0.044534" calcext:value-type="float">
            <text:p>0.044534</text:p>
          </table:table-cell>
          <table:table-cell office:value-type="float" office:value="0.060802" calcext:value-type="float">
            <text:p>0.060802</text:p>
          </table:table-cell>
          <table:table-cell office:value-type="float" office:value="0.123712" calcext:value-type="float">
            <text:p>0.123712</text:p>
          </table:table-cell>
          <table:table-cell office:value-type="float" office:value="0.25483" calcext:value-type="float">
            <text:p>0.25483</text:p>
          </table:table-cell>
          <table:table-cell/>
          <table:table-cell office:value-type="float" office:value="0.031943" calcext:value-type="float">
            <text:p>0.031943</text:p>
          </table:table-cell>
          <table:table-cell office:value-type="float" office:value="0.040342" calcext:value-type="float">
            <text:p>0.040342</text:p>
          </table:table-cell>
          <table:table-cell office:value-type="float" office:value="0.072971" calcext:value-type="float">
            <text:p>0.072971</text:p>
          </table:table-cell>
          <table:table-cell office:value-type="float" office:value="0.109985" calcext:value-type="float">
            <text:p>0.109985</text:p>
          </table:table-cell>
          <table:table-cell office:value-type="float" office:value="0.196854" calcext:value-type="float">
            <text:p>0.196854</text:p>
          </table:table-cell>
          <table:table-cell table:number-columns-repeated="2"/>
          <table:table-cell office:value-type="float" office:value="0.029829" calcext:value-type="float">
            <text:p>0.029829</text:p>
          </table:table-cell>
          <table:table-cell/>
          <table:table-cell office:value-type="float" office:value="0.024077" calcext:value-type="float">
            <text:p>0.024077</text:p>
          </table:table-cell>
          <table:table-cell/>
          <table:table-cell table:formula="of:=[.B48]/[.U48]" office:value-type="float" office:value="1.16973415132924" calcext:value-type="float">
            <text:p>1.1697341513</text:p>
          </table:table-cell>
        </table:table-row>
        <table:table-row table:style-name="ro1">
          <table:table-cell office:value-type="string" calcext:value-type="string">
            <text:p>p2p-Gnutella04.bin</text:p>
          </table:table-cell>
          <table:table-cell office:value-type="float" office:value="0.010241" calcext:value-type="float">
            <text:p>0.010241</text:p>
          </table:table-cell>
          <table:table-cell office:value-type="float" office:value="0.017111" calcext:value-type="float">
            <text:p>0.017111</text:p>
          </table:table-cell>
          <table:table-cell office:value-type="float" office:value="0.031207" calcext:value-type="float">
            <text:p>0.031207</text:p>
          </table:table-cell>
          <table:table-cell office:value-type="float" office:value="0.053712" calcext:value-type="float">
            <text:p>0.053712</text:p>
          </table:table-cell>
          <table:table-cell office:value-type="float" office:value="0.094217" calcext:value-type="float">
            <text:p>0.094217</text:p>
          </table:table-cell>
          <table:table-cell/>
          <table:table-cell office:value-type="float" office:value="0.020128" calcext:value-type="float">
            <text:p>0.020128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49843" calcext:value-type="float">
            <text:p>0.049843</text:p>
          </table:table-cell>
          <table:table-cell office:value-type="float" office:value="0.107238" calcext:value-type="float">
            <text:p>0.107238</text:p>
          </table:table-cell>
          <table:table-cell office:value-type="float" office:value="0.211758" calcext:value-type="float">
            <text:p>0.211758</text:p>
          </table:table-cell>
          <table:table-cell/>
          <table:table-cell office:value-type="float" office:value="0.017737" calcext:value-type="float">
            <text:p>0.017737</text:p>
          </table:table-cell>
          <table:table-cell office:value-type="float" office:value="0.026163" calcext:value-type="float">
            <text:p>0.026163</text:p>
          </table:table-cell>
          <table:table-cell office:value-type="float" office:value="0.061121" calcext:value-type="float">
            <text:p>0.061121</text:p>
          </table:table-cell>
          <table:table-cell office:value-type="float" office:value="0.074911" calcext:value-type="float">
            <text:p>0.074911</text:p>
          </table:table-cell>
          <table:table-cell office:value-type="float" office:value="0.21645" calcext:value-type="float">
            <text:p>0.21645</text:p>
          </table:table-cell>
          <table:table-cell table:number-columns-repeated="2"/>
          <table:table-cell office:value-type="float" office:value="0.003206" calcext:value-type="float">
            <text:p>0.003206</text:p>
          </table:table-cell>
          <table:table-cell/>
          <table:table-cell office:value-type="float" office:value="0.006524" calcext:value-type="float">
            <text:p>0.006524</text:p>
          </table:table-cell>
          <table:table-cell/>
          <table:table-cell table:formula="of:=[.B49]/[.U49]" office:value-type="float" office:value="3.1943231441048" calcext:value-type="float">
            <text:p>3.1943231441</text:p>
          </table:table-cell>
        </table:table-row>
        <table:table-row table:style-name="ro1">
          <table:table-cell office:value-type="string" calcext:value-type="string">
            <text:p>com-lj.ungraph.bin</text:p>
          </table:table-cell>
          <table:table-cell office:value-type="float" office:value="0.982548" calcext:value-type="float">
            <text:p>0.982548</text:p>
          </table:table-cell>
          <table:table-cell office:value-type="float" office:value="0.994497" calcext:value-type="float">
            <text:p>0.994497</text:p>
          </table:table-cell>
          <table:table-cell office:value-type="float" office:value="0.925882" calcext:value-type="float">
            <text:p>0.925882</text:p>
          </table:table-cell>
          <table:table-cell office:value-type="float" office:value="0.940045" calcext:value-type="float">
            <text:p>0.940045</text:p>
          </table:table-cell>
          <table:table-cell office:value-type="float" office:value="1.02807" calcext:value-type="float">
            <text:p>1.02807</text:p>
          </table:table-cell>
          <table:table-cell/>
          <table:table-cell office:value-type="float" office:value="0.684581" calcext:value-type="float">
            <text:p>0.684581</text:p>
          </table:table-cell>
          <table:table-cell office:value-type="float" office:value="0.539301" calcext:value-type="float">
            <text:p>0.539301</text:p>
          </table:table-cell>
          <table:table-cell office:value-type="float" office:value="0.550818" calcext:value-type="float">
            <text:p>0.550818</text:p>
          </table:table-cell>
          <table:table-cell office:value-type="float" office:value="0.569268" calcext:value-type="float">
            <text:p>0.569268</text:p>
          </table:table-cell>
          <table:table-cell office:value-type="float" office:value="0.604604" calcext:value-type="float">
            <text:p>0.604604</text:p>
          </table:table-cell>
          <table:table-cell/>
          <table:table-cell office:value-type="float" office:value="0.856673" calcext:value-type="float">
            <text:p>0.856673</text:p>
          </table:table-cell>
          <table:table-cell office:value-type="float" office:value="0.622837" calcext:value-type="float">
            <text:p>0.622837</text:p>
          </table:table-cell>
          <table:table-cell office:value-type="float" office:value="0.575473" calcext:value-type="float">
            <text:p>0.575473</text:p>
          </table:table-cell>
          <table:table-cell office:value-type="float" office:value="0.558609" calcext:value-type="float">
            <text:p>0.558609</text:p>
          </table:table-cell>
          <table:table-cell office:value-type="float" office:value="0.567499" calcext:value-type="float">
            <text:p>0.567499</text:p>
          </table:table-cell>
          <table:table-cell table:number-columns-repeated="2"/>
          <table:table-cell office:value-type="float" office:value="0.974199" calcext:value-type="float">
            <text:p>0.974199</text:p>
          </table:table-cell>
          <table:table-cell/>
          <table:table-cell office:value-type="float" office:value="0.541267" calcext:value-type="float">
            <text:p>0.541267</text:p>
          </table:table-cell>
          <table:table-cell/>
          <table:table-cell table:formula="of:=[.B50]/[.U50]" office:value-type="float" office:value="1.00857011760431" calcext:value-type="float">
            <text:p>1.0085701176</text:p>
          </table:table-cell>
        </table:table-row>
        <table:table-row table:style-name="ro1">
          <table:table-cell office:value-type="string" calcext:value-type="string">
            <text:p>Oregon-1.bin</text:p>
          </table:table-cell>
          <table:table-cell office:value-type="float" office:value="0.013847" calcext:value-type="float">
            <text:p>0.013847</text:p>
          </table:table-cell>
          <table:table-cell office:value-type="float" office:value="0.022688" calcext:value-type="float">
            <text:p>0.022688</text:p>
          </table:table-cell>
          <table:table-cell office:value-type="float" office:value="0.036427" calcext:value-type="float">
            <text:p>0.036427</text:p>
          </table:table-cell>
          <table:table-cell office:value-type="float" office:value="0.062289" calcext:value-type="float">
            <text:p>0.062289</text:p>
          </table:table-cell>
          <table:table-cell office:value-type="float" office:value="0.11998" calcext:value-type="float">
            <text:p>0.11998</text:p>
          </table:table-cell>
          <table:table-cell/>
          <table:table-cell office:value-type="float" office:value="0.026512" calcext:value-type="float">
            <text:p>0.026512</text:p>
          </table:table-cell>
          <table:table-cell office:value-type="float" office:value="0.032158" calcext:value-type="float">
            <text:p>0.032158</text:p>
          </table:table-cell>
          <table:table-cell office:value-type="float" office:value="0.053299" calcext:value-type="float">
            <text:p>0.053299</text:p>
          </table:table-cell>
          <table:table-cell office:value-type="float" office:value="0.091223" calcext:value-type="float">
            <text:p>0.091223</text:p>
          </table:table-cell>
          <table:table-cell office:value-type="float" office:value="0.225098" calcext:value-type="float">
            <text:p>0.225098</text:p>
          </table:table-cell>
          <table:table-cell/>
          <table:table-cell office:value-type="float" office:value="0.018086" calcext:value-type="float">
            <text:p>0.018086</text:p>
          </table:table-cell>
          <table:table-cell office:value-type="float" office:value="0.035273" calcext:value-type="float">
            <text:p>0.035273</text:p>
          </table:table-cell>
          <table:table-cell office:value-type="float" office:value="0.050258" calcext:value-type="float">
            <text:p>0.050258</text:p>
          </table:table-cell>
          <table:table-cell office:value-type="float" office:value="0.09414" calcext:value-type="float">
            <text:p>0.09414</text:p>
          </table:table-cell>
          <table:table-cell office:value-type="float" office:value="0.183576" calcext:value-type="float">
            <text:p>0.183576</text:p>
          </table:table-cell>
          <table:table-cell table:number-columns-repeated="2"/>
          <table:table-cell office:value-type="float" office:value="0.012273" calcext:value-type="float">
            <text:p>0.012273</text:p>
          </table:table-cell>
          <table:table-cell/>
          <table:table-cell office:value-type="float" office:value="0.008465" calcext:value-type="float">
            <text:p>0.008465</text:p>
          </table:table-cell>
          <table:table-cell/>
          <table:table-cell table:formula="of:=[.B51]/[.U51]" office:value-type="float" office:value="1.12824900187403" calcext:value-type="float">
            <text:p>1.1282490019</text:p>
          </table:table-cell>
        </table:table-row>
        <table:table-row table:style-name="ro1">
          <table:table-cell office:value-type="string" calcext:value-type="string">
            <text:p>Oregon-2.bin</text:p>
          </table:table-cell>
          <table:table-cell office:value-type="float" office:value="0.014692" calcext:value-type="float">
            <text:p>0.014692</text:p>
          </table:table-cell>
          <table:table-cell office:value-type="float" office:value="0.023531" calcext:value-type="float">
            <text:p>0.023531</text:p>
          </table:table-cell>
          <table:table-cell office:value-type="float" office:value="0.038449" calcext:value-type="float">
            <text:p>0.038449</text:p>
          </table:table-cell>
          <table:table-cell office:value-type="float" office:value="0.07453" calcext:value-type="float">
            <text:p>0.07453</text:p>
          </table:table-cell>
          <table:table-cell office:value-type="float" office:value="0.121451" calcext:value-type="float">
            <text:p>0.121451</text:p>
          </table:table-cell>
          <table:table-cell/>
          <table:table-cell office:value-type="float" office:value="0.01939" calcext:value-type="float">
            <text:p>0.01939</text:p>
          </table:table-cell>
          <table:table-cell office:value-type="float" office:value="0.036094" calcext:value-type="float">
            <text:p>0.036094</text:p>
          </table:table-cell>
          <table:table-cell office:value-type="float" office:value="0.053351" calcext:value-type="float">
            <text:p>0.053351</text:p>
          </table:table-cell>
          <table:table-cell office:value-type="float" office:value="0.095637" calcext:value-type="float">
            <text:p>0.095637</text:p>
          </table:table-cell>
          <table:table-cell office:value-type="float" office:value="0.230828" calcext:value-type="float">
            <text:p>0.230828</text:p>
          </table:table-cell>
          <table:table-cell/>
          <table:table-cell office:value-type="float" office:value="0.022019" calcext:value-type="float">
            <text:p>0.022019</text:p>
          </table:table-cell>
          <table:table-cell office:value-type="float" office:value="0.033664" calcext:value-type="float">
            <text:p>0.033664</text:p>
          </table:table-cell>
          <table:table-cell office:value-type="float" office:value="0.069191" calcext:value-type="float">
            <text:p>0.069191</text:p>
          </table:table-cell>
          <table:table-cell office:value-type="float" office:value="0.084384" calcext:value-type="float">
            <text:p>0.084384</text:p>
          </table:table-cell>
          <table:table-cell office:value-type="float" office:value="0.162011" calcext:value-type="float">
            <text:p>0.162011</text:p>
          </table:table-cell>
          <table:table-cell table:number-columns-repeated="2"/>
          <table:table-cell office:value-type="float" office:value="0.0077" calcext:value-type="float">
            <text:p>0.0077</text:p>
          </table:table-cell>
          <table:table-cell/>
          <table:table-cell office:value-type="float" office:value="0.007128" calcext:value-type="float">
            <text:p>0.007128</text:p>
          </table:table-cell>
          <table:table-cell/>
          <table:table-cell table:formula="of:=[.B52]/[.U52]" office:value-type="float" office:value="1.90805194805195" calcext:value-type="float">
            <text:p>1.9080519481</text:p>
          </table:table-cell>
        </table:table-row>
        <table:table-row table:style-name="ro1">
          <table:table-cell office:value-type="string" calcext:value-type="string">
            <text:p>web-Google.bin</text:p>
          </table:table-cell>
          <table:table-cell office:value-type="float" office:value="0.111914" calcext:value-type="float">
            <text:p>0.111914</text:p>
          </table:table-cell>
          <table:table-cell office:value-type="float" office:value="0.11441" calcext:value-type="float">
            <text:p>0.11441</text:p>
          </table:table-cell>
          <table:table-cell office:value-type="float" office:value="0.122129" calcext:value-type="float">
            <text:p>0.122129</text:p>
          </table:table-cell>
          <table:table-cell office:value-type="float" office:value="0.135984" calcext:value-type="float">
            <text:p>0.135984</text:p>
          </table:table-cell>
          <table:table-cell office:value-type="float" office:value="0.195925" calcext:value-type="float">
            <text:p>0.195925</text:p>
          </table:table-cell>
          <table:table-cell/>
          <table:table-cell office:value-type="float" office:value="0.076937" calcext:value-type="float">
            <text:p>0.076937</text:p>
          </table:table-cell>
          <table:table-cell office:value-type="float" office:value="0.084037" calcext:value-type="float">
            <text:p>0.084037</text:p>
          </table:table-cell>
          <table:table-cell office:value-type="float" office:value="0.092176" calcext:value-type="float">
            <text:p>0.092176</text:p>
          </table:table-cell>
          <table:table-cell office:value-type="float" office:value="0.140732" calcext:value-type="float">
            <text:p>0.140732</text:p>
          </table:table-cell>
          <table:table-cell office:value-type="float" office:value="0.227735" calcext:value-type="float">
            <text:p>0.227735</text:p>
          </table:table-cell>
          <table:table-cell/>
          <table:table-cell office:value-type="float" office:value="0.074511" calcext:value-type="float">
            <text:p>0.074511</text:p>
          </table:table-cell>
          <table:table-cell office:value-type="float" office:value="0.077303" calcext:value-type="float">
            <text:p>0.077303</text:p>
          </table:table-cell>
          <table:table-cell office:value-type="float" office:value="0.082751" calcext:value-type="float">
            <text:p>0.082751</text:p>
          </table:table-cell>
          <table:table-cell office:value-type="float" office:value="0.144889" calcext:value-type="float">
            <text:p>0.144889</text:p>
          </table:table-cell>
          <table:table-cell office:value-type="float" office:value="0.2256" calcext:value-type="float">
            <text:p>0.2256</text:p>
          </table:table-cell>
          <table:table-cell table:number-columns-repeated="2"/>
          <table:table-cell office:value-type="float" office:value="0.10398" calcext:value-type="float">
            <text:p>0.10398</text:p>
          </table:table-cell>
          <table:table-cell/>
          <table:table-cell office:value-type="float" office:value="0.066826" calcext:value-type="float">
            <text:p>0.066826</text:p>
          </table:table-cell>
          <table:table-cell/>
          <table:table-cell table:formula="of:=[.B53]/[.U53]" office:value-type="float" office:value="1.07630313521831" calcext:value-type="float">
            <text:p>1.0763031352</text:p>
          </table:table-cell>
        </table:table-row>
        <table:table-row table:style-name="ro1">
          <table:table-cell office:value-type="string" calcext:value-type="string">
            <text:p>as-Skitter.bin</text:p>
          </table:table-cell>
          <table:table-cell office:value-type="float" office:value="0.22514" calcext:value-type="float">
            <text:p>0.22514</text:p>
          </table:table-cell>
          <table:table-cell office:value-type="float" office:value="0.25415" calcext:value-type="float">
            <text:p>0.25415</text:p>
          </table:table-cell>
          <table:table-cell office:value-type="float" office:value="0.303972" calcext:value-type="float">
            <text:p>0.303972</text:p>
          </table:table-cell>
          <table:table-cell office:value-type="float" office:value="0.331464" calcext:value-type="float">
            <text:p>0.331464</text:p>
          </table:table-cell>
          <table:table-cell office:value-type="float" office:value="0.432225" calcext:value-type="float">
            <text:p>0.432225</text:p>
          </table:table-cell>
          <table:table-cell/>
          <table:table-cell office:value-type="float" office:value="0.186668" calcext:value-type="float">
            <text:p>0.186668</text:p>
          </table:table-cell>
          <table:table-cell office:value-type="float" office:value="0.185825" calcext:value-type="float">
            <text:p>0.185825</text:p>
          </table:table-cell>
          <table:table-cell office:value-type="float" office:value="0.187479" calcext:value-type="float">
            <text:p>0.187479</text:p>
          </table:table-cell>
          <table:table-cell office:value-type="float" office:value="0.283919" calcext:value-type="float">
            <text:p>0.283919</text:p>
          </table:table-cell>
          <table:table-cell office:value-type="float" office:value="0.345565" calcext:value-type="float">
            <text:p>0.345565</text:p>
          </table:table-cell>
          <table:table-cell/>
          <table:table-cell office:value-type="float" office:value="0.201833" calcext:value-type="float">
            <text:p>0.201833</text:p>
          </table:table-cell>
          <table:table-cell office:value-type="float" office:value="0.182443" calcext:value-type="float">
            <text:p>0.182443</text:p>
          </table:table-cell>
          <table:table-cell office:value-type="float" office:value="0.157461" calcext:value-type="float">
            <text:p>0.157461</text:p>
          </table:table-cell>
          <table:table-cell office:value-type="float" office:value="0.193022" calcext:value-type="float">
            <text:p>0.193022</text:p>
          </table:table-cell>
          <table:table-cell office:value-type="float" office:value="0.256511" calcext:value-type="float">
            <text:p>0.256511</text:p>
          </table:table-cell>
          <table:table-cell table:number-columns-repeated="2"/>
          <table:table-cell office:value-type="float" office:value="0.206052" calcext:value-type="float">
            <text:p>0.206052</text:p>
          </table:table-cell>
          <table:table-cell/>
          <table:table-cell office:value-type="float" office:value="0.129685" calcext:value-type="float">
            <text:p>0.129685</text:p>
          </table:table-cell>
          <table:table-cell/>
          <table:table-cell table:formula="of:=[.B54]/[.U54]" office:value-type="float" office:value="1.0926368101256" calcext:value-type="float">
            <text:p>1.0926368101</text:p>
          </table:table-cell>
        </table:table-row>
        <table:table-row table:style-name="ro1">
          <table:table-cell office:value-type="string" calcext:value-type="string">
            <text:p>amazon0302.bin</text:p>
          </table:table-cell>
          <table:table-cell office:value-type="float" office:value="0.021152" calcext:value-type="float">
            <text:p>0.021152</text:p>
          </table:table-cell>
          <table:table-cell office:value-type="float" office:value="0.025407" calcext:value-type="float">
            <text:p>0.025407</text:p>
          </table:table-cell>
          <table:table-cell office:value-type="float" office:value="0.040716" calcext:value-type="float">
            <text:p>0.040716</text:p>
          </table:table-cell>
          <table:table-cell office:value-type="float" office:value="0.065232" calcext:value-type="float">
            <text:p>0.065232</text:p>
          </table:table-cell>
          <table:table-cell office:value-type="float" office:value="0.115915" calcext:value-type="float">
            <text:p>0.115915</text:p>
          </table:table-cell>
          <table:table-cell/>
          <table:table-cell office:value-type="float" office:value="0.025996" calcext:value-type="float">
            <text:p>0.025996</text:p>
          </table:table-cell>
          <table:table-cell office:value-type="float" office:value="0.035409" calcext:value-type="float">
            <text:p>0.035409</text:p>
          </table:table-cell>
          <table:table-cell office:value-type="float" office:value="0.063058" calcext:value-type="float">
            <text:p>0.063058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256163" calcext:value-type="float">
            <text:p>0.256163</text:p>
          </table:table-cell>
          <table:table-cell/>
          <table:table-cell office:value-type="float" office:value="0.024848" calcext:value-type="float">
            <text:p>0.024848</text:p>
          </table:table-cell>
          <table:table-cell office:value-type="float" office:value="0.033851" calcext:value-type="float">
            <text:p>0.033851</text:p>
          </table:table-cell>
          <table:table-cell office:value-type="float" office:value="0.060221" calcext:value-type="float">
            <text:p>0.060221</text:p>
          </table:table-cell>
          <table:table-cell office:value-type="float" office:value="0.099461" calcext:value-type="float">
            <text:p>0.099461</text:p>
          </table:table-cell>
          <table:table-cell office:value-type="float" office:value="0.214882" calcext:value-type="float">
            <text:p>0.214882</text:p>
          </table:table-cell>
          <table:table-cell table:number-columns-repeated="2"/>
          <table:table-cell office:value-type="float" office:value="0.014335" calcext:value-type="float">
            <text:p>0.014335</text:p>
          </table:table-cell>
          <table:table-cell/>
          <table:table-cell office:value-type="float" office:value="0.01419" calcext:value-type="float">
            <text:p>0.01419</text:p>
          </table:table-cell>
          <table:table-cell/>
          <table:table-cell table:formula="of:=[.B55]/[.U55]" office:value-type="float" office:value="1.47554935472619" calcext:value-type="float">
            <text:p>1.4755493547</text:p>
          </table:table-cell>
        </table:table-row>
        <table:table-row table:style-name="ro1" table:number-rows-repeated="1048520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8T19:34:32.156024708</dc:date>
    <meta:generator>LibreOffice/4.2.8.2$Linux_X86_64 LibreOffice_project/420m0$Build-2</meta:generator>
    <meta:editing-duration>PT2H20M22S</meta:editing-duration>
    <meta:editing-cycles>2</meta:editing-cycles>
    <meta:document-statistic meta:table-count="1" meta:cell-count="1010" meta:object-count="0"/>
  </office:meta>
</office:document-meta>
</file>